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6.902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10.089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2.633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5.211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3.852cm"/>
    </style:style>
    <style:style style:name="co16" style:family="table-column">
      <style:table-column-properties fo:break-before="auto" style:column-width="2.605cm"/>
    </style:style>
    <style:style style:name="co17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style:font-name="Arial CE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8pt" style:font-size-complex="8pt" style:font-weight-asian="normal" style:font-weight-complex="normal" style:font-style-asian="normal" fo:font-size="8pt"/>
    </style:style>
    <style:style style:name="T2" style:family="text">
      <style:text-properties style:font-style-complex="normal" style:font-name="Arial CE" fo:font-weight="normal" style:text-underline-style="none" style:text-underline-color="font-color" style:text-line-through-type="none" fo:font-style="normal" style:text-outline="false" fo:text-shadow="none" style:text-position="0%" style:font-name-complex="" style:font-weight-asian="normal" style:font-weight-complex="normal" style:font-style-asian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7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9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office:value-type="float" office:value="88200" calcext:value-type="float">
            <text:p>88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office:value-type="float" office:value="302400" calcext:value-type="float">
            <text:p>302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office:value-type="float" office:value="294000" calcext:value-type="float">
            <text:p>294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 office:value-type="float" office:value="124277.72" calcext:value-type="float">
            <text:p>124277,72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office:value-type="float" office:value="120005.55" calcext:value-type="float">
            <text:p>120005,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office:value-type="float" office:value="67265.015" calcext:value-type="float">
            <text:p>67265,0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office:value-type="float" office:value="258357.4" calcext:value-type="float">
            <text:p>258357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office:value-type="float" office:value="11864" calcext:value-type="float">
            <text:p>118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office:value-type="float" office:value="24714" calcext:value-type="float">
            <text:p>247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office:value-type="float" office:value="23443" calcext:value-type="float">
            <text:p>234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office:value-type="float" office:value="16807.5" calcext:value-type="float">
            <text:p>16807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office:value-type="float" office:value="94996.275" calcext:value-type="float">
            <text:p>94996,2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office:value-type="float" office:value="31440" calcext:value-type="float">
            <text:p>31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office:value-type="float" office:value="21720" calcext:value-type="float">
            <text:p>217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office:value-type="float" office:value="132250" calcext:value-type="float">
            <text:p>132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office:value-type="float" office:value="10257.6045" calcext:value-type="float">
            <text:p>10257,60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office:value-type="float" office:value="14400" calcext:value-type="float">
            <text:p>14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office:value-type="float" office:value="48960" calcext:value-type="float">
            <text:p>489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office:value-type="float" office:value="42156" calcext:value-type="float">
            <text:p>421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office:value-type="float" office:value="141330" calcext:value-type="float">
            <text:p>141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office:value-type="float" office:value="66400" calcext:value-type="float">
            <text:p>6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office:value-type="float" office:value="3300" calcext:value-type="float">
            <text:p>3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97.5" calcext:value-type="float">
            <text:p>697,5</text:p>
          </table:table-cell>
          <table:table-cell office:value-type="string" calcext:value-type="string">
            <text:p>5 let od kolaudace</text:p>
          </table:table-cell>
          <table:table-cell office:value-type="float" office:value="1255500" calcext:value-type="float">
            <text:p>1255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2" calcext:value-type="float">
            <text:p>4 072</text:p>
          </table:table-cell>
          <table:table-cell table:style-name="ce5" office:value-type="float" office:value="413.89" calcext:value-type="float">
            <text:p>413,89</text:p>
          </table:table-cell>
          <table:table-cell/>
          <table:table-cell office:value-type="float" office:value="1685360.08" calcext:value-type="float">
            <text:p>1685360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office:value-type="float" office:value="474237.505" calcext:value-type="float">
            <text:p>474237,5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office:value-type="float" office:value="85162" calcext:value-type="float">
            <text:p>851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office:value-type="float" office:value="85162" calcext:value-type="float">
            <text:p>851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office:value-type="float" office:value="44400" calcext:value-type="float">
            <text:p>44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office:value-type="float" office:value="12240" calcext:value-type="float">
            <text:p>12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office:value-type="float" office:value="24650" calcext:value-type="float">
            <text:p>246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office:value-type="float" office:value="33600" calcext:value-type="float">
            <text:p>33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office:value-type="float" office:value="67800" calcext:value-type="float">
            <text:p>67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office:value-type="float" office:value="50272.638" calcext:value-type="float">
            <text:p>50272,6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office:value-type="float" office:value="28042.88" calcext:value-type="float">
            <text:p>28042,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office:value-type="float" office:value="68220" calcext:value-type="float">
            <text:p>682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office:value-type="float" office:value="3920" calcext:value-type="float">
            <text:p>3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office:value-type="float" office:value="38226.426" calcext:value-type="float">
            <text:p>38226,4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office:value-type="float" office:value="59130" calcext:value-type="float">
            <text:p>59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office:value-type="float" office:value="60075" calcext:value-type="float">
            <text:p>600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office:value-type="float" office:value="700" calcext:value-type="float">
            <text:p>7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office:value-type="float" office:value="45945" calcext:value-type="float">
            <text:p>459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office:value-type="float" office:value="4640" calcext:value-type="float">
            <text:p>46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office:value-type="float" office:value="2924" calcext:value-type="float">
            <text:p>2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office:value-type="float" office:value="60900" calcext:value-type="float">
            <text:p>609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3409" calcext:value-type="float">
            <text:p>234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office:value-type="float" office:value="46452.9" calcext:value-type="float">
            <text:p>46452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office:value-type="float" office:value="29832.9" calcext:value-type="float">
            <text:p>29832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office:value-type="float" office:value="53252.5" calcext:value-type="float">
            <text:p>5325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office:value-type="float" office:value="62305" calcext:value-type="float">
            <text:p>623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office:value-type="float" office:value="6380" calcext:value-type="float">
            <text:p>63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office:value-type="float" office:value="11334.4" calcext:value-type="float">
            <text:p>11334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office:value-type="float" office:value="129120" calcext:value-type="float">
            <text:p>129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32207" calcext:value-type="float">
            <text:p>322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office:value-type="float" office:value="11999.6" calcext:value-type="float">
            <text:p>11999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office:value-type="float" office:value="38301.65" calcext:value-type="float">
            <text:p>38301,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29960" calcext:value-type="float">
            <text:p>299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office:value-type="float" office:value="45549.3" calcext:value-type="float">
            <text:p>45549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33705" calcext:value-type="float">
            <text:p>337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45793.86" calcext:value-type="float">
            <text:p>45793,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office:value-type="float" office:value="70160" calcext:value-type="float">
            <text:p>701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office:value-type="float" office:value="123983.964" calcext:value-type="float">
            <text:p>123983,9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office:value-type="float" office:value="131351.8635" calcext:value-type="float">
            <text:p>131351,86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office:value-type="float" office:value="59200.8" calcext:value-type="float">
            <text:p>59200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office:value-type="float" office:value="33488" calcext:value-type="float">
            <text:p>334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444.2" calcext:value-type="float">
            <text:p>2444,2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11400" calcext:value-type="float">
            <text:p>11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3600" calcext:value-type="float">
            <text:p>13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office:value-type="float" office:value="7599.647" calcext:value-type="float">
            <text:p>7599,64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31764" calcext:value-type="float">
            <text:p>31764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office:value-type="float" office:value="16800" calcext:value-type="float">
            <text:p>16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office:value-type="float" office:value="66551.1" calcext:value-type="float">
            <text:p>66551,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office:value-type="float" office:value="35960" calcext:value-type="float">
            <text:p>359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office:value-type="float" office:value="40810.95" calcext:value-type="float">
            <text:p>40810,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office:value-type="float" office:value="7880" calcext:value-type="float">
            <text:p>78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office:value-type="float" office:value="51360" calcext:value-type="float">
            <text:p>513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office:value-type="float" office:value="43799.5" calcext:value-type="float">
            <text:p>43799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office:value-type="float" office:value="48580" calcext:value-type="float">
            <text:p>485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office:value-type="float" office:value="89148" calcext:value-type="float">
            <text:p>891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office:value-type="float" office:value="53868.416" calcext:value-type="float">
            <text:p>53868,4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office:value-type="float" office:value="74800" calcext:value-type="float">
            <text:p>74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office:value-type="float" office:value="87500" calcext:value-type="float">
            <text:p>87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office:value-type="float" office:value="94920" calcext:value-type="float">
            <text:p>94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office:value-type="float" office:value="91875" calcext:value-type="float">
            <text:p>918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office:value-type="float" office:value="111020" calcext:value-type="float">
            <text:p>1110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office:value-type="float" office:value="480375" calcext:value-type="float">
            <text:p>480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office:value-type="float" office:value="672426.891" calcext:value-type="float">
            <text:p>672426,8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49616" calcext:value-type="float">
            <text:p>496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office:value-type="float" office:value="95044.168" calcext:value-type="float">
            <text:p>95044,1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office:value-type="float" office:value="1272" calcext:value-type="float">
            <text:p>12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35440" calcext:value-type="float">
            <text:p>35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8690.45" calcext:value-type="float">
            <text:p>18690,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office:value-type="float" office:value="18800" calcext:value-type="float">
            <text:p>18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office:value-type="float" office:value="89370" calcext:value-type="float">
            <text:p>893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office:value-type="float" office:value="46265" calcext:value-type="float">
            <text:p>462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office:value-type="float" office:value="73316.406" calcext:value-type="float">
            <text:p>73316,40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office:value-type="float" office:value="151096" calcext:value-type="float">
            <text:p>1510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office:value-type="float" office:value="22250" calcext:value-type="float">
            <text:p>22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office:value-type="float" office:value="59600" calcext:value-type="float">
            <text:p>59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office:value-type="float" office:value="74524.843" calcext:value-type="float">
            <text:p>74524,8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office:value-type="float" office:value="4722" calcext:value-type="float">
            <text:p>47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office:value-type="float" office:value="78246" calcext:value-type="float">
            <text:p>782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office:value-type="float" office:value="24348.03" calcext:value-type="float">
            <text:p>24348,0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office:value-type="float" office:value="3160" calcext:value-type="float">
            <text:p>31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office:value-type="float" office:value="154675.25" calcext:value-type="float">
            <text:p>154675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office:value-type="float" office:value="115044.804" calcext:value-type="float">
            <text:p>115044,8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office:value-type="float" office:value="115044.804" calcext:value-type="float">
            <text:p>115044,8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office:value-type="float" office:value="128250" calcext:value-type="float">
            <text:p>128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office:value-type="float" office:value="4560" calcext:value-type="float">
            <text:p>45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office:value-type="float" office:value="61695.772" calcext:value-type="float">
            <text:p>61695,7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office:value-type="float" office:value="207875.924" calcext:value-type="float">
            <text:p>207875,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3912.96" calcext:value-type="float">
            <text:p>3912,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office:value-type="float" office:value="115284.62" calcext:value-type="float">
            <text:p>115284,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office:value-type="float" office:value="48915.46" calcext:value-type="float">
            <text:p>48915,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4378.5" calcext:value-type="float">
            <text:p>44378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1768" calcext:value-type="float">
            <text:p>417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office:value-type="float" office:value="142830" calcext:value-type="float">
            <text:p>1428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office:value-type="float" office:value="124587.3016" calcext:value-type="float">
            <text:p>124587,30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78315" calcext:value-type="float">
            <text:p>783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9599.5" calcext:value-type="float">
            <text:p>49599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office:value-type="float" office:value="53710" calcext:value-type="float">
            <text:p>537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office:value-type="float" office:value="83997.13" calcext:value-type="float">
            <text:p>83997,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office:value-type="float" office:value="42493.22" calcext:value-type="float">
            <text:p>42493,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office:value-type="float" office:value="81646.464" calcext:value-type="float">
            <text:p>81646,4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office:value-type="float" office:value="360" calcext:value-type="float">
            <text:p>3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123286.8" calcext:value-type="float">
            <text:p>123286,8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11400" calcext:value-type="float">
            <text:p>11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office:value-type="float" office:value="53640" calcext:value-type="float">
            <text:p>536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office:value-type="float" office:value="47800" calcext:value-type="float">
            <text:p>47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office:value-type="float" office:value="39120" calcext:value-type="float">
            <text:p>39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office:value-type="float" office:value="82080" calcext:value-type="float">
            <text:p>82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office:value-type="float" office:value="133099.77" calcext:value-type="float">
            <text:p>133099,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office:value-type="float" office:value="10595.25" calcext:value-type="float">
            <text:p>10595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 office:value-type="float" office:value="125622.12" calcext:value-type="float">
            <text:p>125622,12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office:value-type="float" office:value="3160" calcext:value-type="float">
            <text:p>316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office:value-type="float" office:value="2620" calcext:value-type="float">
            <text:p>26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office:value-type="float" office:value="1580" calcext:value-type="float">
            <text:p>15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office:value-type="float" office:value="20300" calcext:value-type="float">
            <text:p>20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office:value-type="float" office:value="60912.325" calcext:value-type="float">
            <text:p>60912,3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office:value-type="float" office:value="75000" calcext:value-type="float">
            <text:p>75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3600" calcext:value-type="float">
            <text:p>13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office:value-type="float" office:value="142136.75" calcext:value-type="float">
            <text:p>142136,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office:value-type="float" office:value="5775" calcext:value-type="float">
            <text:p>57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office:value-type="float" office:value="30560" calcext:value-type="float">
            <text:p>305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office:value-type="float" office:value="42227.5" calcext:value-type="float">
            <text:p>42227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office:value-type="float" office:value="36240" calcext:value-type="float">
            <text:p>36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office:value-type="float" office:value="47120" calcext:value-type="float">
            <text:p>47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office:value-type="float" office:value="748274.66" calcext:value-type="float">
            <text:p>748274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office:value-type="float" office:value="10742.58" calcext:value-type="float">
            <text:p>10742,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office:value-type="float" office:value="5916" calcext:value-type="float">
            <text:p>59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office:value-type="float" office:value="55440" calcext:value-type="float">
            <text:p>55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8835" calcext:value-type="float">
            <text:p>88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office:value-type="float" office:value="13240" calcext:value-type="float">
            <text:p>13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office:value-type="float" office:value="205044.675" calcext:value-type="float">
            <text:p>205044,6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office:value-type="float" office:value="26400" calcext:value-type="float">
            <text:p>2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 office:value-type="float" office:value="4839.79" calcext:value-type="float">
            <text:p>4839,7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office:value-type="float" office:value="19075.66" calcext:value-type="float">
            <text:p>19075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 office:value-type="float" office:value="669.24" calcext:value-type="float">
            <text:p>669,2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 office:value-type="float" office:value="1250.4" calcext:value-type="float">
            <text:p>1250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office:value-type="float" office:value="32300" calcext:value-type="float">
            <text:p>32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office:value-type="float" office:value="97500" calcext:value-type="float">
            <text:p>97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office:value-type="float" office:value="57273.8474" calcext:value-type="float">
            <text:p>57273,84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office:value-type="float" office:value="8489.5496" calcext:value-type="float">
            <text:p>8489,54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office:value-type="float" office:value="4317.5286" calcext:value-type="float">
            <text:p>4317,52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office:value-type="float" office:value="13062" calcext:value-type="float">
            <text:p>130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office:value-type="float" office:value="9041.9518" calcext:value-type="float">
            <text:p>9041,95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 office:value-type="float" office:value="9.77" calcext:value-type="float">
            <text:p>9,7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office:value-type="float" office:value="17712" calcext:value-type="float">
            <text:p>177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office:value-type="float" office:value="13176" calcext:value-type="float">
            <text:p>131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3200" calcext:value-type="float">
            <text:p>13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office:value-type="float" office:value="4264" calcext:value-type="float">
            <text:p>42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office:value-type="float" office:value="16992" calcext:value-type="float">
            <text:p>169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office:value-type="float" office:value="61636.5808" calcext:value-type="float">
            <text:p>61636,58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office:value-type="float" office:value="3139.2455" calcext:value-type="float">
            <text:p>3139,24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office:value-type="float" office:value="14716.944" calcext:value-type="float">
            <text:p>14716,9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office:value-type="float" office:value="9868.5" calcext:value-type="float">
            <text:p>9868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office:value-type="float" office:value="8913.3037" calcext:value-type="float">
            <text:p>8913,30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18408.0904" calcext:value-type="float">
            <text:p>18408,09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office:value-type="float" office:value="8904" calcext:value-type="float">
            <text:p>89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office:value-type="float" office:value="10783.65" calcext:value-type="float">
            <text:p>10783,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office:value-type="float" office:value="9433.2105" calcext:value-type="float">
            <text:p>9433,21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 office:value-type="float" office:value="10.75" calcext:value-type="float">
            <text:p>10,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 office:value-type="float" office:value="21.91" calcext:value-type="float">
            <text:p>21,9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office:value-type="float" office:value="4268" calcext:value-type="float">
            <text:p>42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8864" calcext:value-type="float">
            <text:p>88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office:value-type="float" office:value="8832" calcext:value-type="float">
            <text:p>88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office:value-type="float" office:value="6432" calcext:value-type="float">
            <text:p>64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office:value-type="float" office:value="8728" calcext:value-type="float">
            <text:p>87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 office:value-type="float" office:value="6146.79" calcext:value-type="float">
            <text:p>6146,7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office:value-type="float" office:value="11195" calcext:value-type="float">
            <text:p>111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18171.2" calcext:value-type="float">
            <text:p>1817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office:value-type="float" office:value="8816" calcext:value-type="float">
            <text:p>88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office:value-type="float" office:value="18163" calcext:value-type="float">
            <text:p>1816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office:value-type="float" office:value="33441.174" calcext:value-type="float">
            <text:p>33441,1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53250" calcext:value-type="float">
            <text:p>53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66350.92" calcext:value-type="float">
            <text:p>66350,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92300" calcext:value-type="float">
            <text:p>92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127774.44" calcext:value-type="float">
            <text:p>127774,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office:value-type="float" office:value="65840" calcext:value-type="float">
            <text:p>658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office:value-type="float" office:value="70940" calcext:value-type="float">
            <text:p>709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office:value-type="float" office:value="13860" calcext:value-type="float">
            <text:p>138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office:value-type="float" office:value="78660" calcext:value-type="float">
            <text:p>786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office:value-type="float" office:value="42250" calcext:value-type="float">
            <text:p>42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office:value-type="float" office:value="47220" calcext:value-type="float">
            <text:p>472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office:value-type="float" office:value="84526" calcext:value-type="float">
            <text:p>845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office:value-type="float" office:value="72000.375" calcext:value-type="float">
            <text:p>72000,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office:value-type="float" office:value="11960" calcext:value-type="float">
            <text:p>119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office:value-type="float" office:value="21352.5" calcext:value-type="float">
            <text:p>2135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office:value-type="float" office:value="12460" calcext:value-type="float">
            <text:p>12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office:value-type="float" office:value="40042.5" calcext:value-type="float">
            <text:p>4004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office:value-type="float" office:value="84612.5" calcext:value-type="float">
            <text:p>8461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office:value-type="float" office:value="36225" calcext:value-type="float">
            <text:p>362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office:value-type="float" office:value="34120" calcext:value-type="float">
            <text:p>34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 office:value-type="float" office:value="39.7" calcext:value-type="float">
            <text:p>39,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 office:value-type="float" office:value="39.3" calcext:value-type="float">
            <text:p>39,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office:value-type="float" office:value="4080" calcext:value-type="float">
            <text:p>4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office:value-type="float" office:value="62700.092" calcext:value-type="float">
            <text:p>62700,0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office:value-type="float" office:value="453472" calcext:value-type="float">
            <text:p>4534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office:value-type="float" office:value="31251.3" calcext:value-type="float">
            <text:p>31251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123357.08" calcext:value-type="float">
            <text:p>123357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office:value-type="float" office:value="1036" calcext:value-type="float">
            <text:p>10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office:value-type="float" office:value="72300" calcext:value-type="float">
            <text:p>72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54825.32" calcext:value-type="float">
            <text:p>54825,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office:value-type="float" office:value="102934.6045" calcext:value-type="float">
            <text:p>102934,60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office:value-type="float" office:value="35273.385" calcext:value-type="float">
            <text:p>35273,3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office:value-type="float" office:value="45300" calcext:value-type="float">
            <text:p>45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office:value-type="float" office:value="63197.8732" calcext:value-type="float">
            <text:p>63197,87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office:value-type="float" office:value="125018.845" calcext:value-type="float">
            <text:p>125018,8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228" calcext:value-type="float">
            <text:p>122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office:value-type="float" office:value="14520" calcext:value-type="float">
            <text:p>14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office:value-type="float" office:value="28520" calcext:value-type="float">
            <text:p>28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4290" calcext:value-type="float">
            <text:p>4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5434" calcext:value-type="float">
            <text:p>54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office:value-type="float" office:value="9330" calcext:value-type="float">
            <text:p>9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office:value-type="float" office:value="8670" calcext:value-type="float">
            <text:p>86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4481.28" calcext:value-type="float">
            <text:p>14481,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31764.76" calcext:value-type="float">
            <text:p>31764,7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office:value-type="float" office:value="6352.1484" calcext:value-type="float">
            <text:p>6352,14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office:value-type="float" office:value="58794" calcext:value-type="float">
            <text:p>5879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office:value-type="float" office:value="102144.56" calcext:value-type="float">
            <text:p>102144,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office:value-type="float" office:value="57920" calcext:value-type="float">
            <text:p>57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office:value-type="float" office:value="89562.5" calcext:value-type="float">
            <text:p>8956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office:value-type="float" office:value="137958.2" calcext:value-type="float">
            <text:p>137958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office:value-type="float" office:value="66958.358" calcext:value-type="float">
            <text:p>66958,3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office:value-type="float" office:value="39320" calcext:value-type="float">
            <text:p>393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office:value-type="float" office:value="33440" calcext:value-type="float">
            <text:p>33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office:value-type="float" office:value="19857.5" calcext:value-type="float">
            <text:p>19857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office:value-type="float" office:value="60284.04" calcext:value-type="float">
            <text:p>60284,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office:value-type="float" office:value="197190" calcext:value-type="float">
            <text:p>1971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office:value-type="float" office:value="106400" calcext:value-type="float">
            <text:p>10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office:value-type="float" office:value="2311.74" calcext:value-type="float">
            <text:p>2311,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office:value-type="float" office:value="90891.396" calcext:value-type="float">
            <text:p>90891,3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office:value-type="float" office:value="23372.3452" calcext:value-type="float">
            <text:p>23372,34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 office:value-type="float" office:value="50.286" calcext:value-type="float">
            <text:p>50,28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office:value-type="float" office:value="38232" calcext:value-type="float">
            <text:p>382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office:value-type="float" office:value="31524" calcext:value-type="float">
            <text:p>315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office:value-type="float" office:value="72510" calcext:value-type="float">
            <text:p>725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office:value-type="float" office:value="46110" calcext:value-type="float">
            <text:p>46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office:value-type="float" office:value="59700" calcext:value-type="float">
            <text:p>597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office:value-type="float" office:value="119911.2" calcext:value-type="float">
            <text:p>11991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office:value-type="float" office:value="19252.5" calcext:value-type="float">
            <text:p>1925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office:value-type="float" office:value="8050.1" calcext:value-type="float">
            <text:p>8050,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64740" calcext:value-type="float">
            <text:p>647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 office:value-type="float" office:value="96.9" calcext:value-type="float">
            <text:p>96,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office:value-type="float" office:value="59600" calcext:value-type="float">
            <text:p>59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85404.51" calcext:value-type="float">
            <text:p>85404,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36326" calcext:value-type="float">
            <text:p>363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office:value-type="float" office:value="155200" calcext:value-type="float">
            <text:p>155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office:value-type="float" office:value="155200" calcext:value-type="float">
            <text:p>155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75859.32" calcext:value-type="float">
            <text:p>75859,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office:value-type="float" office:value="123035.94" calcext:value-type="float">
            <text:p>123035,9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office:value-type="float" office:value="211077" calcext:value-type="float">
            <text:p>2110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 office:value-type="float" office:value="74839.86" calcext:value-type="float">
            <text:p>74839,8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office:value-type="float" office:value="172088" calcext:value-type="float">
            <text:p>1720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office:value-type="float" office:value="196080" calcext:value-type="float">
            <text:p>196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office:value-type="float" office:value="209984.25" calcext:value-type="float">
            <text:p>209984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office:value-type="float" office:value="247050" calcext:value-type="float">
            <text:p>2470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office:value-type="float" office:value="121668.6" calcext:value-type="float">
            <text:p>121668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47749.734" calcext:value-type="float">
            <text:p>47749,7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office:value-type="float" office:value="163016" calcext:value-type="float">
            <text:p>1630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59467.176" calcext:value-type="float">
            <text:p>59467,1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office:value-type="float" office:value="49848.284" calcext:value-type="float">
            <text:p>49848,2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office:value-type="float" office:value="86284.8" calcext:value-type="float">
            <text:p>86284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office:value-type="float" office:value="94018.7" calcext:value-type="float">
            <text:p>94018,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office:value-type="float" office:value="63762.195" calcext:value-type="float">
            <text:p>63762,1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office:value-type="float" office:value="183539.3192" calcext:value-type="float">
            <text:p>183539,31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office:value-type="float" office:value="27450" calcext:value-type="float">
            <text:p>274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office:value-type="float" office:value="13009.5981" calcext:value-type="float">
            <text:p>13009,59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office:value-type="float" office:value="72150" calcext:value-type="float">
            <text:p>721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office:value-type="float" office:value="69800" calcext:value-type="float">
            <text:p>69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office:value-type="float" office:value="85138.5" calcext:value-type="float">
            <text:p>85138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office:value-type="float" office:value="65216" calcext:value-type="float">
            <text:p>652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 office:value-type="float" office:value="285.15" calcext:value-type="float">
            <text:p>285,1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 office:value-type="float" office:value="99771" calcext:value-type="float">
            <text:p>99771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 office:value-type="float" office:value="593.4" calcext:value-type="float">
            <text:p>593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office:value-type="float" office:value="138346" calcext:value-type="float">
            <text:p>1383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office:value-type="float" office:value="100395" calcext:value-type="float">
            <text:p>1003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office:value-type="float" office:value="61617" calcext:value-type="float">
            <text:p>6161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office:value-type="float" office:value="27760" calcext:value-type="float">
            <text:p>277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office:value-type="float" office:value="95992.05" calcext:value-type="float">
            <text:p>95992,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office:value-type="float" office:value="38885.21" calcext:value-type="float">
            <text:p>38885,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office:value-type="float" office:value="45040" calcext:value-type="float">
            <text:p>450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office:value-type="float" office:value="30276" calcext:value-type="float">
            <text:p>302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office:value-type="float" office:value="67504" calcext:value-type="float">
            <text:p>675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office:value-type="float" office:value="390080" calcext:value-type="float">
            <text:p>390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08895.2" calcext:value-type="float">
            <text:p>108895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office:value-type="float" office:value="37087.68" calcext:value-type="float">
            <text:p>37087,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office:value-type="float" office:value="46345" calcext:value-type="float">
            <text:p>463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office:value-type="float" office:value="16744.32" calcext:value-type="float">
            <text:p>16744,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office:value-type="float" office:value="49065.4068" calcext:value-type="float">
            <text:p>49065,40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office:value-type="float" office:value="155429.793" calcext:value-type="float">
            <text:p>155429,7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office:value-type="float" office:value="154959.828" calcext:value-type="float">
            <text:p>154959,8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office:value-type="float" office:value="118.4822" calcext:value-type="float">
            <text:p>118,48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office:value-type="float" office:value="413800" calcext:value-type="float">
            <text:p>413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office:value-type="float" office:value="348414.4" calcext:value-type="float">
            <text:p>348414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office:value-type="float" office:value="15890" calcext:value-type="float">
            <text:p>158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 office:value-type="float" office:value="133100" calcext:value-type="float">
            <text:p>1331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444.2" calcext:value-type="float">
            <text:p>2444,2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office:value-type="float" office:value="5712" calcext:value-type="float">
            <text:p>57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14786.1" calcext:value-type="float">
            <text:p>14786,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office:value-type="float" office:value="163648" calcext:value-type="float">
            <text:p>1636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office:value-type="float" office:value="140868" calcext:value-type="float">
            <text:p>1408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office:value-type="float" office:value="77727.5289" calcext:value-type="float">
            <text:p>77727,528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office:value-type="float" office:value="36661.25" calcext:value-type="float">
            <text:p>36661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 office:value-type="float" office:value="4912.6" calcext:value-type="float">
            <text:p>4912,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office:value-type="float" office:value="30821" calcext:value-type="float">
            <text:p>308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office:value-type="float" office:value="31944" calcext:value-type="float">
            <text:p>319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office:value-type="float" office:value="9817.83" calcext:value-type="float">
            <text:p>9817,8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office:value-type="float" office:value="19744.144" calcext:value-type="float">
            <text:p>19744,1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office:value-type="float" office:value="37207.5" calcext:value-type="float">
            <text:p>37207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office:value-type="float" office:value="11587.3296" calcext:value-type="float">
            <text:p>11587,32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office:value-type="float" office:value="203400" calcext:value-type="float">
            <text:p>203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office:value-type="float" office:value="280800" calcext:value-type="float">
            <text:p>280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7600" calcext:value-type="float">
            <text:p>7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office:value-type="float" office:value="129525" calcext:value-type="float">
            <text:p>1295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office:value-type="float" office:value="54340" calcext:value-type="float">
            <text:p>543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office:value-type="float" office:value="149596.2" calcext:value-type="float">
            <text:p>149596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office:value-type="float" office:value="18330" calcext:value-type="float">
            <text:p>18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office:value-type="float" office:value="134400" calcext:value-type="float">
            <text:p>134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office:value-type="float" office:value="56094.174" calcext:value-type="float">
            <text:p>56094,1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office:value-type="float" office:value="58650" calcext:value-type="float">
            <text:p>586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office:value-type="float" office:value="124785" calcext:value-type="float">
            <text:p>1247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office:value-type="float" office:value="9250" calcext:value-type="float">
            <text:p>9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office:value-type="float" office:value="145950" calcext:value-type="float">
            <text:p>1459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office:value-type="float" office:value="66420" calcext:value-type="float">
            <text:p>664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office:value-type="float" office:value="660489.5" calcext:value-type="float">
            <text:p>660489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office:value-type="float" office:value="26416.654" calcext:value-type="float">
            <text:p>26416,65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21780" calcext:value-type="float">
            <text:p>2178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23293.69" calcext:value-type="float">
            <text:p>123293,6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office:value-type="float" office:value="179199.84" calcext:value-type="float">
            <text:p>179199,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office:value-type="float" office:value="96000" calcext:value-type="float">
            <text:p>9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office:value-type="float" office:value="40000" calcext:value-type="float">
            <text:p>4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office:value-type="float" office:value="14850" calcext:value-type="float">
            <text:p>148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office:value-type="float" office:value="145199.6" calcext:value-type="float">
            <text:p>145199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office:value-type="float" office:value="108895.25" calcext:value-type="float">
            <text:p>108895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office:value-type="float" office:value="240000" calcext:value-type="float">
            <text:p>24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office:value-type="float" office:value="394236.0224" calcext:value-type="float">
            <text:p>394236,02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office:value-type="float" office:value="235161.5379" calcext:value-type="float">
            <text:p>235161,537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office:value-type="float" office:value="136872.08" calcext:value-type="float">
            <text:p>136872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office:value-type="float" office:value="37016.4518" calcext:value-type="float">
            <text:p>37016,45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office:value-type="float" office:value="53590" calcext:value-type="float">
            <text:p>535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office:value-type="float" office:value="95596.4913" calcext:value-type="float">
            <text:p>95596,49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 office:value-type="float" office:value="138917.39" calcext:value-type="float">
            <text:p>138917,39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 office:value-type="float" office:value="179365.59" calcext:value-type="float">
            <text:p>179365,59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 office:value-type="float" office:value="178220.33" calcext:value-type="float">
            <text:p>178220,33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 office:value-type="float" office:value="180560.5" calcext:value-type="float">
            <text:p>180560,5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 office:value-type="float" office:value="32087.68" calcext:value-type="float">
            <text:p>32087,68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office:value-type="float" office:value="13770" calcext:value-type="float">
            <text:p>137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office:value-type="float" office:value="24888.25" calcext:value-type="float">
            <text:p>24888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office:value-type="float" office:value="1866537" calcext:value-type="float">
            <text:p>18665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office:value-type="float" office:value="674243" calcext:value-type="float">
            <text:p>6742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office:value-type="float" office:value="119322.66" calcext:value-type="float">
            <text:p>119322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office:value-type="float" office:value="82145.36" calcext:value-type="float">
            <text:p>82145,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office:value-type="float" office:value="132675.48" calcext:value-type="float">
            <text:p>132675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office:value-type="float" office:value="1758696" calcext:value-type="float">
            <text:p>17586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office:value-type="float" office:value="326769.8282" calcext:value-type="float">
            <text:p>326769,828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office:value-type="float" office:value="1692695.2" calcext:value-type="float">
            <text:p>1692695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office:value-type="float" office:value="846911.28" calcext:value-type="float">
            <text:p>846911,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office:value-type="float" office:value="662472.28" calcext:value-type="float">
            <text:p>662472,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office:value-type="float" office:value="70333.62" calcext:value-type="float">
            <text:p>70333,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office:value-type="float" office:value="192442.72" calcext:value-type="float">
            <text:p>192442,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office:value-type="float" office:value="245212.16" calcext:value-type="float">
            <text:p>245212,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office:value-type="float" office:value="304512" calcext:value-type="float">
            <text:p>3045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office:value-type="float" office:value="421274.3616" calcext:value-type="float">
            <text:p>421274,36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office:value-type="float" office:value="1064703.549" calcext:value-type="float">
            <text:p>1064703,54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 office:value-type="float" office:value="206106.81" calcext:value-type="float">
            <text:p>206106,81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 office:value-type="float" office:value="11095.891" calcext:value-type="float">
            <text:p>11095,89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 office:value-type="float" office:value="97505.2958" calcext:value-type="float">
            <text:p>97505,295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 office:value-type="float" office:value="69997.0125" calcext:value-type="float">
            <text:p>69997,012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 office:value-type="float" office:value="55841.3376" calcext:value-type="float">
            <text:p>55841,337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 office:value-type="float" office:value="9704.956" calcext:value-type="float">
            <text:p>9704,95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 office:value-type="float" office:value="78461.7675" calcext:value-type="float">
            <text:p>78461,76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 office:value-type="float" office:value="71351.3733" calcext:value-type="float">
            <text:p>71351,373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 office:value-type="float" office:value="80493.3087" calcext:value-type="float">
            <text:p>80493,308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office:value-type="float" office:value="47643.345" calcext:value-type="float">
            <text:p>47643,3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office:value-type="float" office:value="1635.6" calcext:value-type="float">
            <text:p>1635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office:value-type="float" office:value="64240" calcext:value-type="float">
            <text:p>64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 office:value-type="float" office:value="26.1" calcext:value-type="float">
            <text:p>26,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 office:value-type="float" office:value="33.7" calcext:value-type="float">
            <text:p>33,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 office:value-type="float" office:value="62.2" calcext:value-type="float">
            <text:p>62,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office:value-type="float" office:value="307818" calcext:value-type="float">
            <text:p>3078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office:value-type="float" office:value="176130" calcext:value-type="float">
            <text:p>176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office:value-type="float" office:value="1176624" calcext:value-type="float">
            <text:p>11766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 office:value-type="float" office:value="321146.1" calcext:value-type="float">
            <text:p>321146,1</text:p>
          </table:table-cell>
          <table:table-cell office:value-type="string" calcext:value-type="string">
            <text:p>dnes Eurocomm-PRGmbH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office:value-type="float" office:value="70805" calcext:value-type="float">
            <text:p>708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office:value-type="float" office:value="331500" calcext:value-type="float">
            <text:p>331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 office:value-type="float" office:value="199997.61" calcext:value-type="float">
            <text:p>199997,61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office:value-type="float" office:value="11299.8" calcext:value-type="float">
            <text:p>11299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office:value-type="float" office:value="273984.26" calcext:value-type="float">
            <text:p>273984,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office:value-type="float" office:value="149310" calcext:value-type="float">
            <text:p>1493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office:value-type="float" office:value="595260" calcext:value-type="float">
            <text:p>595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office:value-type="float" office:value="114063.9" calcext:value-type="float">
            <text:p>114063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office:value-type="float" office:value="4507.3" calcext:value-type="float">
            <text:p>4507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office:value-type="float" office:value="50122.8" calcext:value-type="float">
            <text:p>50122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office:value-type="float" office:value="294287.2" calcext:value-type="float">
            <text:p>294287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office:value-type="float" office:value="374616" calcext:value-type="float">
            <text:p>3746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office:value-type="float" office:value="1464013" calcext:value-type="float">
            <text:p>14640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office:value-type="float" office:value="1211161.6" calcext:value-type="float">
            <text:p>1211161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office:value-type="float" office:value="128067.48" calcext:value-type="float">
            <text:p>128067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office:value-type="float" office:value="20980.8" calcext:value-type="float">
            <text:p>20980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office:value-type="float" office:value="317046.72" calcext:value-type="float">
            <text:p>317046,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office:value-type="float" office:value="296969.6" calcext:value-type="float">
            <text:p>296969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office:value-type="float" office:value="27129.7" calcext:value-type="float">
            <text:p>27129,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office:value-type="float" office:value="165167.2" calcext:value-type="float">
            <text:p>165167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office:value-type="float" office:value="4350" calcext:value-type="float">
            <text:p>43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office:value-type="float" office:value="509" calcext:value-type="float">
            <text:p>5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office:value-type="float" office:value="55656.096" calcext:value-type="float">
            <text:p>55656,0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office:value-type="float" office:value="136678.47" calcext:value-type="float">
            <text:p>136678,4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office:value-type="float" office:value="24757.2" calcext:value-type="float">
            <text:p>24757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office:value-type="float" office:value="22061.35" calcext:value-type="float">
            <text:p>22061,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 office:value-type="float" office:value="242847.74" calcext:value-type="float">
            <text:p>242847,74</text:p>
          </table:table-cell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office:value-type="float" office:value="7938" calcext:value-type="float">
            <text:p>79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office:value-type="float" office:value="17928" calcext:value-type="float">
            <text:p>179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office:value-type="float" office:value="245180.178" calcext:value-type="float">
            <text:p>245180,1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office:value-type="float" office:value="464646.4515" calcext:value-type="float">
            <text:p>464646,45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office:value-type="float" office:value="703860.2508" calcext:value-type="float">
            <text:p>703860,25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office:value-type="float" office:value="19001.7904" calcext:value-type="float">
            <text:p>19001,79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office:value-type="float" office:value="237763.6728" calcext:value-type="float">
            <text:p>237763,67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office:value-type="float" office:value="71251.9241" calcext:value-type="float">
            <text:p>71251,92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office:value-type="float" office:value="58582.4634" calcext:value-type="float">
            <text:p>58582,46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office:value-type="float" office:value="10189.9248" calcext:value-type="float">
            <text:p>10189,92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office:value-type="float" office:value="64017.656" calcext:value-type="float">
            <text:p>64017,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office:value-type="float" office:value="43280" calcext:value-type="float">
            <text:p>432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office:value-type="float" office:value="12580" calcext:value-type="float">
            <text:p>125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office:value-type="float" office:value="55975" calcext:value-type="float">
            <text:p>559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 office:value-type="float" office:value="11999.592" calcext:value-type="float">
            <text:p>11999,59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office:value-type="float" office:value="322910" calcext:value-type="float">
            <text:p>322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office:value-type="float" office:value="3606720.25" calcext:value-type="float">
            <text:p>3606720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office:value-type="float" office:value="55572800" calcext:value-type="float">
            <text:p>55572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office:value-type="float" office:value="1609500" calcext:value-type="float">
            <text:p>1609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office:value-type="float" office:value="98118.9" calcext:value-type="float">
            <text:p>98118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office:value-type="float" office:value="10488.2" calcext:value-type="float">
            <text:p>10488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office:value-type="float" office:value="3402600" calcext:value-type="float">
            <text:p>3402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office:value-type="float" office:value="123440" calcext:value-type="float">
            <text:p>123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 office:value-type="float" office:value="168.32" calcext:value-type="float">
            <text:p>168,3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office:value-type="float" office:value="141000" calcext:value-type="float">
            <text:p>141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office:value-type="float" office:value="724574.5" calcext:value-type="float">
            <text:p>724574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office:value-type="float" office:value="1186307.4" calcext:value-type="float">
            <text:p>1186307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office:value-type="float" office:value="27600" calcext:value-type="float">
            <text:p>27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office:value-type="float" office:value="121080" calcext:value-type="float">
            <text:p>121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 office:value-type="float" office:value="146.4" calcext:value-type="float">
            <text:p>146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office:value-type="float" office:value="14995.5" calcext:value-type="float">
            <text:p>14995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office:value-type="float" office:value="493218" calcext:value-type="float">
            <text:p>4932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 office:value-type="float" office:value="39296" calcext:value-type="float">
            <text:p>3929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office:value-type="float" office:value="71023.9995" calcext:value-type="float">
            <text:p>71023,99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office:value-type="float" office:value="2604" calcext:value-type="float">
            <text:p>26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office:value-type="float" office:value="330" calcext:value-type="float">
            <text:p>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office:value-type="float" office:value="33700.6" calcext:value-type="float">
            <text:p>33700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office:value-type="float" office:value="9022.86" calcext:value-type="float">
            <text:p>9022,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office:value-type="float" office:value="1436" calcext:value-type="float">
            <text:p>14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office:value-type="float" office:value="54624" calcext:value-type="float">
            <text:p>546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office:value-type="float" office:value="122904" calcext:value-type="float">
            <text:p>1229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office:value-type="float" office:value="39214.8" calcext:value-type="float">
            <text:p>39214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office:value-type="float" office:value="34494.5" calcext:value-type="float">
            <text:p>34494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office:value-type="float" office:value="35931" calcext:value-type="float">
            <text:p>359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office:value-type="float" office:value="31041" calcext:value-type="float">
            <text:p>310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office:value-type="float" office:value="40284.5" calcext:value-type="float">
            <text:p>40284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office:value-type="float" office:value="46468" calcext:value-type="float">
            <text:p>464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office:value-type="float" office:value="18020" calcext:value-type="float">
            <text:p>180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office:value-type="float" office:value="14240" calcext:value-type="float">
            <text:p>14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office:value-type="float" office:value="91910" calcext:value-type="float">
            <text:p>91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office:value-type="float" office:value="306600" calcext:value-type="float">
            <text:p>306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office:value-type="float" office:value="108120" calcext:value-type="float">
            <text:p>108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office:value-type="float" office:value="125572.9" calcext:value-type="float">
            <text:p>125572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office:value-type="float" office:value="177126.4" calcext:value-type="float">
            <text:p>177126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office:value-type="float" office:value="11440" calcext:value-type="float">
            <text:p>11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office:value-type="float" office:value="49498.82" calcext:value-type="float">
            <text:p>49498,8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office:value-type="float" office:value="36180.095" calcext:value-type="float">
            <text:p>36180,0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office:value-type="float" office:value="34488.036" calcext:value-type="float">
            <text:p>34488,0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office:value-type="float" office:value="69744.234" calcext:value-type="float">
            <text:p>69744,2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office:value-type="float" office:value="69300.5" calcext:value-type="float">
            <text:p>69300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office:value-type="float" office:value="60800" calcext:value-type="float">
            <text:p>60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office:value-type="float" office:value="48920" calcext:value-type="float">
            <text:p>48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office:value-type="float" office:value="674341.2" calcext:value-type="float">
            <text:p>67434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office:value-type="float" office:value="51795.5935" calcext:value-type="float">
            <text:p>51795,59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office:value-type="float" office:value="12480.195" calcext:value-type="float">
            <text:p>12480,1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office:value-type="float" office:value="7520" calcext:value-type="float">
            <text:p>7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office:value-type="float" office:value="58080.5" calcext:value-type="float">
            <text:p>58080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office:value-type="float" office:value="74899" calcext:value-type="float">
            <text:p>7489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office:value-type="float" office:value="1884" calcext:value-type="float">
            <text:p>18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office:value-type="float" office:value="3768" calcext:value-type="float">
            <text:p>37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office:value-type="float" office:value="1884" calcext:value-type="float">
            <text:p>18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office:value-type="float" office:value="1460" calcext:value-type="float">
            <text:p>1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office:value-type="float" office:value="57876.5" calcext:value-type="float">
            <text:p>57876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office:value-type="float" office:value="12662" calcext:value-type="float">
            <text:p>126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office:value-type="float" office:value="1502145" calcext:value-type="float">
            <text:p>15021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office:value-type="float" office:value="2235" calcext:value-type="float">
            <text:p>22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office:value-type="float" office:value="183030.66" calcext:value-type="float">
            <text:p>183030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333920" calcext:value-type="float">
            <text:p>333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office:value-type="float" office:value="1505" calcext:value-type="float">
            <text:p>15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office:value-type="float" office:value="197523" calcext:value-type="float">
            <text:p>1975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office:value-type="float" office:value="334017" calcext:value-type="float">
            <text:p>33401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100176" calcext:value-type="float">
            <text:p>1001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office:value-type="float" office:value="193341" calcext:value-type="float">
            <text:p>1933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office:value-type="float" office:value="95400.2" calcext:value-type="float">
            <text:p>95400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158612" calcext:value-type="float">
            <text:p>1586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8924" calcext:value-type="float">
            <text:p>18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office:value-type="float" office:value="95996.1" calcext:value-type="float">
            <text:p>95996,1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 office:value-type="float" office:value="95994" calcext:value-type="float">
            <text:p>95994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office:value-type="float" office:value="19520" calcext:value-type="float">
            <text:p>19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office:value-type="float" office:value="21672.1125" calcext:value-type="float">
            <text:p>21672,11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office:value-type="float" office:value="22860" calcext:value-type="float">
            <text:p>228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office:value-type="float" office:value="23113.5" calcext:value-type="float">
            <text:p>23113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office:value-type="float" office:value="38130" calcext:value-type="float">
            <text:p>38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office:value-type="float" office:value="148480" calcext:value-type="float">
            <text:p>1484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office:value-type="float" office:value="249799.122" calcext:value-type="float">
            <text:p>249799,1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office:value-type="float" office:value="1147021.678" calcext:value-type="float">
            <text:p>1147021,6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office:value-type="float" office:value="1546460.16" calcext:value-type="float">
            <text:p>1546460,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office:value-type="float" office:value="176000" calcext:value-type="float">
            <text:p>17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office:value-type="float" office:value="18250" calcext:value-type="float">
            <text:p>18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office:value-type="float" office:value="28850" calcext:value-type="float">
            <text:p>288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float" office:value="25500" calcext:value-type="float">
            <text:p>25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office:value-type="float" office:value="30808.1412" calcext:value-type="float">
            <text:p>30808,14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office:value-type="float" office:value="21237.48" calcext:value-type="float">
            <text:p>21237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office:value-type="float" office:value="19999.944" calcext:value-type="float">
            <text:p>19999,9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office:value-type="float" office:value="77607.0264" calcext:value-type="float">
            <text:p>77607,02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office:value-type="float" office:value="194445.37" calcext:value-type="float">
            <text:p>194445,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office:value-type="float" office:value="997920" calcext:value-type="float">
            <text:p>997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office:value-type="float" office:value="421035.3805" calcext:value-type="float">
            <text:p>421035,38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office:value-type="float" office:value="37676.8926" calcext:value-type="float">
            <text:p>37676,89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office:value-type="float" office:value="172765.152" calcext:value-type="float">
            <text:p>172765,1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 office:value-type="float" office:value="7230.238" calcext:value-type="float">
            <text:p>7230,23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office:value-type="float" office:value="450712.728" calcext:value-type="float">
            <text:p>450712,7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office:value-type="float" office:value="22080" calcext:value-type="float">
            <text:p>22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office:value-type="float" office:value="348593.016" calcext:value-type="float">
            <text:p>348593,0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office:value-type="float" office:value="620355.301" calcext:value-type="float">
            <text:p>620355,30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 office:value-type="float" office:value="84525" calcext:value-type="float">
            <text:p>8452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office:value-type="float" office:value="915348.099" calcext:value-type="float">
            <text:p>915348,09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 office:value-type="float" office:value="89440" calcext:value-type="float">
            <text:p>8944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 office:value-type="float" office:value="123808" calcext:value-type="float">
            <text:p>12380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office:value-type="float" office:value="1436916" calcext:value-type="float">
            <text:p>14369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 office:value-type="float" office:value="749500" calcext:value-type="float">
            <text:p>7495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office:value-type="float" office:value="151800" calcext:value-type="float">
            <text:p>151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office:value-type="float" office:value="814205" calcext:value-type="float">
            <text:p>8142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office:value-type="float" office:value="2395530" calcext:value-type="float">
            <text:p>23955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84688.73" calcext:value-type="float">
            <text:p>84688,73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office:value-type="float" office:value="29070" calcext:value-type="float">
            <text:p>290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 office:value-type="float" office:value="513980.9016" calcext:value-type="float">
            <text:p>513980,9016</text:p>
          </table:table-cell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office:value-type="float" office:value="4930283.0865" calcext:value-type="float">
            <text:p>4930283,08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office:value-type="float" office:value="4390190.308" calcext:value-type="float">
            <text:p>4390190,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 office:value-type="float" office:value="128.1" calcext:value-type="float">
            <text:p>128,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 office:value-type="float" office:value="75390.495" calcext:value-type="float">
            <text:p>75390,495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office:value-type="float" office:value="2492066.213" calcext:value-type="float">
            <text:p>2492066,2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office:value-type="float" office:value="104214.24" calcext:value-type="float">
            <text:p>104214,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office:value-type="float" office:value="103393.84" calcext:value-type="float">
            <text:p>103393,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office:value-type="float" office:value="99947.4255" calcext:value-type="float">
            <text:p>99947,42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office:value-type="float" office:value="571780.566" calcext:value-type="float">
            <text:p>571780,5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office:value-type="float" office:value="263231.2" calcext:value-type="float">
            <text:p>26323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 office:value-type="float" office:value="214427.2851" calcext:value-type="float">
            <text:p>214427,285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office:value-type="float" office:value="148230" calcext:value-type="float">
            <text:p>148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office:value-type="float" office:value="65274.111" calcext:value-type="float">
            <text:p>65274,1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130000" calcext:value-type="float">
            <text:p>13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office:value-type="float" office:value="1661377.242" calcext:value-type="float">
            <text:p>1661377,2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office:value-type="float" office:value="319053.375" calcext:value-type="float">
            <text:p>319053,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office:value-type="float" office:value="57524.59" calcext:value-type="float">
            <text:p>57524,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office:value-type="float" office:value="838856.7605" calcext:value-type="float">
            <text:p>838856,76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office:value-type="float" office:value="2896880" calcext:value-type="float">
            <text:p>28968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float" office:value="485953" calcext:value-type="float">
            <text:p>48595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office:value-type="float" office:value="2184969.105" calcext:value-type="float">
            <text:p>2184969,1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office:value-type="float" office:value="1694968" calcext:value-type="float">
            <text:p>16949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float" office:value="69292" calcext:value-type="float">
            <text:p>69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float" office:value="17485" calcext:value-type="float">
            <text:p>174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office:value-type="float" office:value="1087695" calcext:value-type="float">
            <text:p>10876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office:value-type="float" office:value="530068.5" calcext:value-type="float">
            <text:p>530068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office:value-type="float" office:value="1421700" calcext:value-type="float">
            <text:p>14217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office:value-type="float" office:value="235279.758" calcext:value-type="float">
            <text:p>235279,7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office:value-type="float" office:value="52558" calcext:value-type="float">
            <text:p>525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office:value-type="float" office:value="2727113.6232" calcext:value-type="float">
            <text:p>2727113,62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9600" calcext:value-type="float">
            <text:p>96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office:value-type="float" office:value="101114.155" calcext:value-type="float">
            <text:p>101114,1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 office:value-type="float" office:value="106675" calcext:value-type="float">
            <text:p>1066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office:value-type="float" office:value="177810" calcext:value-type="float">
            <text:p>1778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office:value-type="float" office:value="219093.96" calcext:value-type="float">
            <text:p>219093,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office:value-type="float" office:value="423562.48" calcext:value-type="float">
            <text:p>423562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office:value-type="float" office:value="246924" calcext:value-type="float">
            <text:p>246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 office:value-type="float" office:value="500999.742" calcext:value-type="float">
            <text:p>500999,742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 office:value-type="float" office:value="80360" calcext:value-type="float">
            <text:p>8036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 office:value-type="float" office:value="54480" calcext:value-type="float">
            <text:p>5448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office:value-type="float" office:value="62197.764" calcext:value-type="float">
            <text:p>62197,7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office:value-type="float" office:value="1222350.2336" calcext:value-type="float">
            <text:p>1222350,23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office:value-type="float" office:value="1428986.1656" calcext:value-type="float">
            <text:p>1428986,1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office:value-type="float" office:value="259280.5441" calcext:value-type="float">
            <text:p>259280,54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office:value-type="float" office:value="18607.4112" calcext:value-type="float">
            <text:p>18607,41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office:value-type="float" office:value="163590" calcext:value-type="float">
            <text:p>1635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office:value-type="float" office:value="520669.184" calcext:value-type="float">
            <text:p>520669,1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office:value-type="float" office:value="640320" calcext:value-type="float">
            <text:p>6403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office:value-type="float" office:value="543267.152" calcext:value-type="float">
            <text:p>543267,1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office:value-type="float" office:value="551040" calcext:value-type="float">
            <text:p>5510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office:value-type="float" office:value="443552.9352" calcext:value-type="float">
            <text:p>443552,93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office:value-type="float" office:value="231350" calcext:value-type="float">
            <text:p>2313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office:value-type="float" office:value="686140" calcext:value-type="float">
            <text:p>6861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office:value-type="float" office:value="524886.9" calcext:value-type="float">
            <text:p>524886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office:value-type="float" office:value="4776.48" calcext:value-type="float">
            <text:p>4776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office:value-type="float" office:value="5097.8532" calcext:value-type="float">
            <text:p>5097,85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office:value-type="float" office:value="124919.21" calcext:value-type="float">
            <text:p>124919,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7500" calcext:value-type="float">
            <text:p>17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office:value-type="float" office:value="436567.25" calcext:value-type="float">
            <text:p>436567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office:value-type="float" office:value="541007.353" calcext:value-type="float">
            <text:p>541007,35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office:value-type="float" office:value="639195.699" calcext:value-type="float">
            <text:p>639195,69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office:value-type="float" office:value="198000" calcext:value-type="float">
            <text:p>198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office:value-type="float" office:value="498413.358" calcext:value-type="float">
            <text:p>498413,3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office:value-type="float" office:value="1145338.32" calcext:value-type="float">
            <text:p>1145338,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office:value-type="float" office:value="86194.2636" calcext:value-type="float">
            <text:p>86194,26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office:value-type="float" office:value="157415.12" calcext:value-type="float">
            <text:p>157415,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office:value-type="float" office:value="480" calcext:value-type="float">
            <text:p>4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office:value-type="float" office:value="287690.325" calcext:value-type="float">
            <text:p>287690,3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office:value-type="float" office:value="25851.2562" calcext:value-type="float">
            <text:p>25851,25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238000" calcext:value-type="float">
            <text:p>2380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 office:value-type="float" office:value="2762997.5799" calcext:value-type="float">
            <text:p>2762997,5799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float" office:value="68449.28" calcext:value-type="float">
            <text:p>68449,2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office:value-type="float" office:value="5979663.204" calcext:value-type="float">
            <text:p>5979663,2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float" office:value="1054595" calcext:value-type="float">
            <text:p>10545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office:value-type="float" office:value="965400" calcext:value-type="float">
            <text:p>965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103836.1" calcext:value-type="float">
            <text:p>103836,1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office:value-type="float" office:value="29976" calcext:value-type="float">
            <text:p>299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office:value-type="float" office:value="517053.3375" calcext:value-type="float">
            <text:p>517053,3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office:value-type="float" office:value="713760.586" calcext:value-type="float">
            <text:p>713760,5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office:value-type="float" office:value="2561653.91" calcext:value-type="float">
            <text:p>2561653,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 office:value-type="float" office:value="203989.8627" calcext:value-type="float">
            <text:p>203989,862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office:value-type="float" office:value="367964.2" calcext:value-type="float">
            <text:p>367964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office:value-type="float" office:value="56400" calcext:value-type="float">
            <text:p>5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office:value-type="float" office:value="1000019.3" calcext:value-type="float">
            <text:p>1000019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 office:value-type="float" office:value="53216.2305" calcext:value-type="float">
            <text:p>53216,230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office:value-type="float" office:value="1775675.88" calcext:value-type="float">
            <text:p>1775675,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office:value-type="float" office:value="201670.495" calcext:value-type="float">
            <text:p>201670,4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 office:value-type="float" office:value="27085.159" calcext:value-type="float">
            <text:p>27085,15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 office:value-type="float" office:value="128726.934" calcext:value-type="float">
            <text:p>128726,93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office:value-type="float" office:value="50691" calcext:value-type="float">
            <text:p>506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office:value-type="float" office:value="71335.332" calcext:value-type="float">
            <text:p>71335,3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office:value-type="float" office:value="285297" calcext:value-type="float">
            <text:p>28529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office:value-type="float" office:value="57950" calcext:value-type="float">
            <text:p>579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office:value-type="float" office:value="831393.4" calcext:value-type="float">
            <text:p>831393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3092.36" calcext:value-type="float">
            <text:p>3 092</text:p>
          </table:table-cell>
          <table:table-cell table:style-name="ce5" office:value-type="float" office:value="45.02" calcext:value-type="float">
            <text:p>45,02</text:p>
          </table:table-cell>
          <table:table-cell office:value-type="string" calcext:value-type="string">
            <text:p>N</text:p>
          </table:table-cell>
          <table:table-cell office:value-type="float" office:value="139218.0472" calcext:value-type="float">
            <text:p>139218,04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office:value-type="float" office:value="4654.7" calcext:value-type="float">
            <text:p>4 655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float" office:value="172223.9" calcext:value-type="float">
            <text:p>172223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5011.74" calcext:value-type="float">
            <text:p>5 012</text:p>
          </table:table-cell>
          <table:table-cell table:style-name="ce5" office:value-type="float" office:value="86.5" calcext:value-type="float">
            <text:p>86,5</text:p>
          </table:table-cell>
          <table:table-cell office:value-type="string" calcext:value-type="string">
            <text:p>N</text:p>
          </table:table-cell>
          <table:table-cell office:value-type="float" office:value="433515.51" calcext:value-type="float">
            <text:p>433515,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84.54" calcext:value-type="float">
            <text:p>6 085</text:p>
          </table:table-cell>
          <table:table-cell table:style-name="ce5"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office:value-type="float" office:value="2086997.22" calcext:value-type="float">
            <text:p>2086997,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720.74" calcext:value-type="float">
            <text:p>10 721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float" office:value="353784.42" calcext:value-type="float">
            <text:p>353784,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362" calcext:value-type="float">
            <text:p>19 362</text:p>
          </table:table-cell>
          <table:table-cell table:style-name="ce5" office:value-type="float" office:value="77.47" calcext:value-type="float">
            <text:p>77,47</text:p>
          </table:table-cell>
          <table:table-cell office:value-type="string" calcext:value-type="string">
            <text:p>19.4.2016</text:p>
          </table:table-cell>
          <table:table-cell office:value-type="float" office:value="1499974.14" calcext:value-type="float">
            <text:p>1499974,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15.26" calcext:value-type="float">
            <text:p>47 815</text:p>
          </table:table-cell>
          <table:table-cell table:style-name="ce5" office:value-type="float" office:value="19.65" calcext:value-type="float">
            <text:p>19,65</text:p>
          </table:table-cell>
          <table:table-cell office:value-type="string" calcext:value-type="string">
            <text:p>N</text:p>
          </table:table-cell>
          <table:table-cell office:value-type="float" office:value="939569.859" calcext:value-type="float">
            <text:p>939569,8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56.87" calcext:value-type="float">
            <text:p>2 457</text:p>
          </table:table-cell>
          <table:table-cell table:style-name="ce5" office:value-type="float" office:value="332.07" calcext:value-type="float">
            <text:p>332,07</text:p>
          </table:table-cell>
          <table:table-cell office:value-type="string" calcext:value-type="string">
            <text:p>13.12.2016</text:p>
          </table:table-cell>
          <table:table-cell office:value-type="float" office:value="815852.8209" calcext:value-type="float">
            <text:p>815852,82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54.28" calcext:value-type="float">
            <text:p>1 154</text:p>
          </table:table-cell>
          <table:table-cell table:style-name="ce5" office:value-type="float" office:value="18.23" calcext:value-type="float">
            <text:p>18,23</text:p>
          </table:table-cell>
          <table:table-cell office:value-type="string" calcext:value-type="string">
            <text:p>N</text:p>
          </table:table-cell>
          <table:table-cell office:value-type="float" office:value="21042.5244" calcext:value-type="float">
            <text:p>21042,52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9749.02" calcext:value-type="float">
            <text:p>9 749</text:p>
          </table:table-cell>
          <table:table-cell table:style-name="ce5" office:value-type="float" office:value="837.17" calcext:value-type="float">
            <text:p>837,17</text:p>
          </table:table-cell>
          <table:table-cell office:value-type="string" calcext:value-type="string">
            <text:p>31.12.2026</text:p>
          </table:table-cell>
          <table:table-cell office:value-type="float" office:value="8161587.0734" calcext:value-type="float">
            <text:p>8161587,07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8944.06" calcext:value-type="float">
            <text:p>8 944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1.10.2014</text:p>
          </table:table-cell>
          <table:table-cell office:value-type="float" office:value="608196.08" calcext:value-type="float">
            <text:p>608196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42.17" calcext:value-type="float">
            <text:p>1 142</text:p>
          </table:table-cell>
          <table:table-cell table:style-name="ce5" office:value-type="float" office:value="85.38" calcext:value-type="float">
            <text:p>85,38</text:p>
          </table:table-cell>
          <table:table-cell office:value-type="string" calcext:value-type="string">
            <text:p>N</text:p>
          </table:table-cell>
          <table:table-cell office:value-type="float" office:value="97518.4746" calcext:value-type="float">
            <text:p>97518,47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4.14" calcext:value-type="float">
            <text:p>54,14</text:p>
          </table:table-cell>
          <table:table-cell office:value-type="string" calcext:value-type="string">
            <text:p>N</text:p>
          </table:table-cell>
          <table:table-cell office:value-type="float" office:value="54140" calcext:value-type="float">
            <text:p>541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656.98" calcext:value-type="float">
            <text:p>5 657</text:p>
          </table:table-cell>
          <table:table-cell table:style-name="ce5" office:value-type="float" office:value="413.27" calcext:value-type="float">
            <text:p>413,27</text:p>
          </table:table-cell>
          <table:table-cell office:value-type="string" calcext:value-type="string">
            <text:p>13.12.2016</text:p>
          </table:table-cell>
          <table:table-cell office:value-type="float" office:value="2337860.1246" calcext:value-type="float">
            <text:p>2337860,12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4842.77" calcext:value-type="float">
            <text:p>4 843</text:p>
          </table:table-cell>
          <table:table-cell table:style-name="ce5" office:value-type="float" office:value="200.35" calcext:value-type="float">
            <text:p>200,35</text:p>
          </table:table-cell>
          <table:table-cell office:value-type="string" calcext:value-type="string">
            <text:p>31.12.2026</text:p>
          </table:table-cell>
          <table:table-cell office:value-type="float" office:value="970248.9695" calcext:value-type="float">
            <text:p>970248,96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508.02" calcext:value-type="float">
            <text:p>3 508</text:p>
          </table:table-cell>
          <table:table-cell table:style-name="ce5" office:value-type="float" office:value="894.19" calcext:value-type="float">
            <text:p>894,19</text:p>
          </table:table-cell>
          <table:table-cell office:value-type="string" calcext:value-type="string">
            <text:p>13.12.2016</text:p>
          </table:table-cell>
          <table:table-cell office:value-type="float" office:value="3136836.4038" calcext:value-type="float">
            <text:p>3136836,40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float" office:value="219000" calcext:value-type="float">
            <text:p>219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2.06" calcext:value-type="float">
            <text:p>822</text:p>
          </table:table-cell>
          <table:table-cell table:style-name="ce5" office:value-type="float" office:value="286.63" calcext:value-type="float">
            <text:p>286,63</text:p>
          </table:table-cell>
          <table:table-cell office:value-type="string" calcext:value-type="string">
            <text:p>N</text:p>
          </table:table-cell>
          <table:table-cell office:value-type="float" office:value="235627.0578" calcext:value-type="float">
            <text:p>235627,05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410.08" calcext:value-type="float">
            <text:p>23 410</text:p>
          </table:table-cell>
          <table:table-cell table:style-name="ce5" office:value-type="float" office:value="51.02" calcext:value-type="float">
            <text:p>51,02</text:p>
          </table:table-cell>
          <table:table-cell office:value-type="string" calcext:value-type="string">
            <text:p>N</text:p>
          </table:table-cell>
          <table:table-cell office:value-type="float" office:value="1194382.2816" calcext:value-type="float">
            <text:p>1194382,28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482.08" calcext:value-type="float">
            <text:p>1 482</text:p>
          </table:table-cell>
          <table:table-cell table:style-name="ce5" office:value-type="float" office:value="181.64" calcext:value-type="float">
            <text:p>181,64</text:p>
          </table:table-cell>
          <table:table-cell office:value-type="string" calcext:value-type="string">
            <text:p>13.12.2016</text:p>
          </table:table-cell>
          <table:table-cell office:value-type="float" office:value="269205.0112" calcext:value-type="float">
            <text:p>269205,01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float" office:value="102400" calcext:value-type="float">
            <text:p>102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6000" calcext:value-type="float">
            <text:p>26 00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office:value-type="float" office:value="65000" calcext:value-type="float">
            <text:p>65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56.5" calcext:value-type="float">
            <text:p>1 25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256.5" calcext:value-type="float">
            <text:p>1256,5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 office:value-type="float" office:value="897412.0749" calcext:value-type="float">
            <text:p>897412,0749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float" office:value="21840" calcext:value-type="float">
            <text:p>2184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office:value-type="float" office:value="288119.0648" calcext:value-type="float">
            <text:p>288119,06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float" office:value="77000" calcext:value-type="float">
            <text:p>77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 office:value-type="float" office:value="35435.7096" calcext:value-type="float">
            <text:p>35435,709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office:value-type="float" office:value="30840" calcext:value-type="float">
            <text:p>308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office:value-type="float" office:value="46600" calcext:value-type="float">
            <text:p>46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office:value-type="float" office:value="15800" calcext:value-type="float">
            <text:p>15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office:value-type="float" office:value="33500" calcext:value-type="float">
            <text:p>33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office:value-type="float" office:value="15998.3" calcext:value-type="float">
            <text:p>15998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office:value-type="float" office:value="95895.632" calcext:value-type="float">
            <text:p>95895,6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office:value-type="float" office:value="76024.7488" calcext:value-type="float">
            <text:p>76024,74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office:value-type="float" office:value="34440" calcext:value-type="float">
            <text:p>34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office:value-type="float" office:value="8586" calcext:value-type="float">
            <text:p>85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office:value-type="float" office:value="33200" calcext:value-type="float">
            <text:p>33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25600" calcext:value-type="float">
            <text:p>25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office:value-type="float" office:value="50170.656" calcext:value-type="float">
            <text:p>50170,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office:value-type="float" office:value="80300" calcext:value-type="float">
            <text:p>80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office:value-type="float" office:value="60294.23" calcext:value-type="float">
            <text:p>60294,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office:value-type="float" office:value="61840" calcext:value-type="float">
            <text:p>618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office:value-type="float" office:value="120289.8543" calcext:value-type="float">
            <text:p>120289,85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office:value-type="float" office:value="19312.38" calcext:value-type="float">
            <text:p>19312,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float" office:value="19800" calcext:value-type="float">
            <text:p>19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office:value-type="float" office:value="151300" calcext:value-type="float">
            <text:p>151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office:value-type="float" office:value="31360" calcext:value-type="float">
            <text:p>313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office:value-type="float" office:value="28320" calcext:value-type="float">
            <text:p>283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office:value-type="float" office:value="115870.4176" calcext:value-type="float">
            <text:p>115870,41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office:value-type="float" office:value="214092.69" calcext:value-type="float">
            <text:p>214092,6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office:value-type="float" office:value="2906400.2493" calcext:value-type="float">
            <text:p>2906400,24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office:value-type="float" office:value="164472.723" calcext:value-type="float">
            <text:p>164472,7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office:value-type="float" office:value="29032" calcext:value-type="float">
            <text:p>290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office:value-type="float" office:value="768181" calcext:value-type="float">
            <text:p>7681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 office:value-type="float" office:value="59810.1726" calcext:value-type="float">
            <text:p>59810,172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office:value-type="float" office:value="2259993" calcext:value-type="float">
            <text:p>22599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float" office:value="1797349.08" calcext:value-type="float">
            <text:p>1797349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 office:value-type="float" office:value="201830.2104" calcext:value-type="float">
            <text:p>201830,210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office:value-type="float" office:value="550330.8" calcext:value-type="float">
            <text:p>550330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office:value-type="float" office:value="101899.85" calcext:value-type="float">
            <text:p>101899,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 office:value-type="float" office:value="2128.33" calcext:value-type="float">
            <text:p>2128,3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 office:value-type="float" office:value="61.55" calcext:value-type="float">
            <text:p>61,5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 office:value-type="float" office:value="450.92" calcext:value-type="float">
            <text:p>450,9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 office:value-type="float" office:value="52.99" calcext:value-type="float">
            <text:p>52,9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office:value-type="float" office:value="143223.1381" calcext:value-type="float">
            <text:p>143223,13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 office:value-type="float" office:value="54.41" calcext:value-type="float">
            <text:p>54,4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office:value-type="float" office:value="615079.2901" calcext:value-type="float">
            <text:p>615079,290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office:value-type="float" office:value="4000006.656" calcext:value-type="float">
            <text:p>4000006,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office:value-type="float" office:value="152400.528" calcext:value-type="float">
            <text:p>152400,5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office:value-type="float" office:value="2650199.76" calcext:value-type="float">
            <text:p>2650199,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office:value-type="float" office:value="93410.8656" calcext:value-type="float">
            <text:p>93410,8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office:value-type="float" office:value="194965.04" calcext:value-type="float">
            <text:p>194965,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office:value-type="float" office:value="21060" calcext:value-type="float">
            <text:p>210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office:value-type="float" office:value="251200" calcext:value-type="float">
            <text:p>251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 office:value-type="string" calcext:value-type="string">
            <text:p>kavárna-vinotéka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 office:value-type="float" office:value="588300" calcext:value-type="float">
            <text:p>588300</text:p>
          </table:table-cell>
          <table:table-cell office:value-type="string" calcext:value-type="string">
            <text:p><text:s/>98,05 + sklep 169,59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 - optika včetně zázemí</text:p>
          </table:table-cell>
          <table:table-cell office:value-type="float" office:value="21059.3939393939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2084880" calcext:value-type="float">
            <text:p>20848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 - zlatnictví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, zázemí, kuchyň, sklad</text:p>
          </table:table-cell>
          <table:table-cell office:value-type="float" office:value="7643.16981132076" calcext:value-type="float">
            <text:p>7 643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3645792" calcext:value-type="float">
            <text:p>36457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 office:value-type="string" calcext:value-type="string">
            <text:p>prodejna se suvenýry, drobná elektronika</text:p>
          </table:table-cell>
          <table:table-cell office:value-type="float" office:value="25149.7005988024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office:value-type="float" office:value="840000" calcext:value-type="float">
            <text:p>8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 - bistro</text:p>
          </table:table-cell>
          <table:table-cell office:value-type="float" office:value="17301.7507723996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1680000" calcext:value-type="float">
            <text:p>168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 - kožené oděvy, kožešiny, galanterie</text:p>
          </table:table-cell>
          <table:table-cell office:value-type="float" office:value="19022.1098901099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731012" calcext:value-type="float">
            <text:p>17310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 office:value-type="string" calcext:value-type="string">
            <text:p>prodejna - zlato, stříbro, šperky</text:p>
          </table:table-cell>
          <table:table-cell office:value-type="float" office:value="4060.92715231788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85848" calcext:value-type="float">
            <text:p>858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 office:value-type="string" calcext:value-type="string">
            <text:p>prodejna - papír a výrobky z papíru</text:p>
          </table:table-cell>
          <table:table-cell office:value-type="float" office:value="5634.6875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office:value-type="float" office:value="432744" calcext:value-type="float">
            <text:p>4327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 office:value-type="string" calcext:value-type="string">
            <text:p>čistírna oděvů</text:p>
          </table:table-cell>
          <table:table-cell office:value-type="float" office:value="5396.0869565217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248220" calcext:value-type="float">
            <text:p>2482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 office:value-type="string" calcext:value-type="string">
            <text:p>prodejna <text:s/>- bižuterie, šperky, doplňky</text:p>
          </table:table-cell>
          <table:table-cell office:value-type="float" office:value="15640.4494382022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139200" calcext:value-type="float">
            <text:p>139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PITRI a. s.</text:p>
          </table:table-cell>
          <table:table-cell table:style-name="ce2" office:value-type="string" calcext:value-type="string">
            <text:p>kavárna, zázemí, sklad, zahrádka</text:p>
          </table:table-cell>
          <table:table-cell office:value-type="float" office:value="5856.2555456965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660000" calcext:value-type="float">
            <text:p>66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ISHKY ART s. r. o.</text:p>
          </table:table-cell>
          <table:table-cell table:style-name="ce2" office:value-type="string" calcext:value-type="string">
            <text:p>prodejna - produkty s tématem Prahy propagující české umělce</text:p>
          </table:table-cell>
          <table:table-cell office:value-type="float" office:value="15730.3370786517" calcext:value-type="float">
            <text:p>15 73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office:value-type="float" office:value="420000" calcext:value-type="float">
            <text:p>4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gon Pascal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15194.8051948052" calcext:value-type="float">
            <text:p>15 195</text:p>
          </table:table-cell>
          <table:table-cell table:style-name="ce5" office:value-type="float" office:value="30.8" calcext:value-type="float">
            <text:p>30,8</text:p>
          </table:table-cell>
          <table:table-cell office:value-type="string" calcext:value-type="string">
            <text:p>neurčitá</text:p>
          </table:table-cell>
          <table:table-cell office:value-type="float" office:value="468000" calcext:value-type="float">
            <text:p>468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ajer Martin</text:p>
          </table:table-cell>
          <table:table-cell table:style-name="ce2" office:value-type="string" calcext:value-type="string">
            <text:p>prodejna - <text:s/>výrobky z levandule a z Francie</text:p>
          </table:table-cell>
          <table:table-cell office:value-type="float" office:value="18947.3684210526" calcext:value-type="float">
            <text:p>18 947</text:p>
          </table:table-cell>
          <table:table-cell table:style-name="ce5" office:value-type="float" office:value="7.6" calcext:value-type="float">
            <text:p>7,6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144000" calcext:value-type="float">
            <text:p>144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, zázemí, kuchyň, sklad</text:p>
          </table:table-cell>
          <table:table-cell office:value-type="float" office:value="4061.53846153846" calcext:value-type="float">
            <text:p>4 062</text:p>
          </table:table-cell>
          <table:table-cell table:style-name="ce5" office:value-type="float" office:value="325" calcext:value-type="float">
            <text:p>325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320000" calcext:value-type="float">
            <text:p>13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 office:value-type="string" calcext:value-type="string">
            <text:p>galerie umění</text:p>
          </table:table-cell>
          <table:table-cell office:value-type="float" office:value="7722.77227722772" calcext:value-type="float">
            <text:p>7 723</text:p>
          </table:table-cell>
          <table:table-cell table:style-name="ce5" office:value-type="float" office:value="80.8" calcext:value-type="float">
            <text:p>80,8</text:p>
          </table:table-cell>
          <table:table-cell office:value-type="string" calcext:value-type="string">
            <text:p>neurčitá</text:p>
          </table:table-cell>
          <table:table-cell office:value-type="float" office:value="624000" calcext:value-type="float">
            <text:p>624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 office:value-type="string" calcext:value-type="string">
            <text:p>prodejna - výtvarné potřeby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 office:value-type="string" calcext:value-type="string">
            <text:p>prodejna - starožitnosti, obrazy, galerie</text:p>
          </table:table-cell>
          <table:table-cell office:value-type="float" office:value="8638.7434554973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office:value-type="float" office:value="660000" calcext:value-type="float">
            <text:p>66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 office:value-type="string" calcext:value-type="string">
            <text:p>prodejna <text:s/>- květinářství, sklad</text:p>
          </table:table-cell>
          <table:table-cell office:value-type="float" office:value="8811.06775452288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office:value-type="float" office:value="745152" calcext:value-type="float">
            <text:p>745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 - <text:s/>dámská konfekce</text:p>
          </table:table-cell>
          <table:table-cell office:value-type="float" office:value="14903.0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745152" calcext:value-type="float">
            <text:p>745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 office:value-type="string" calcext:value-type="string">
            <text:p>mateřská školka</text:p>
          </table:table-cell>
          <table:table-cell office:value-type="float" office:value="478.005633802817" calcext:value-type="float">
            <text:p>478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office:value-type="float" office:value="339384" calcext:value-type="float">
            <text:p>3393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1367.9178082191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199716" calcext:value-type="float">
            <text:p>199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596.15384615385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office:value-type="float" office:value="540000.000000001" calcext:value-type="float">
            <text:p>540000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 office:value-type="string" calcext:value-type="string">
            <text:p>učebny, kanceláře, sklad vč. zázemí</text:p>
          </table:table-cell>
          <table:table-cell office:value-type="float" office:value="2279.45580559596" calcext:value-type="float">
            <text:p>2 279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office:value-type="float" office:value="1332000" calcext:value-type="float">
            <text:p>133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 office:value-type="string" calcext:value-type="string">
            <text:p>ateliér (tmavé)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00800" calcext:value-type="float">
            <text:p>100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 office:value-type="string" calcext:value-type="string">
            <text:p>ateliér (tmavé, společné soc.zázemí mimo ateliér)</text:p>
          </table:table-cell>
          <table:table-cell office:value-type="float" office:value="1809.83606557377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7-03-31" calcext:value-type="date">
            <text:p>31.03.2017</text:p>
          </table:table-cell>
          <table:table-cell office:value-type="float" office:value="55200" calcext:value-type="float">
            <text:p>55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 office:value-type="string" calcext:value-type="string">
            <text:p>trafostanice</text:p>
          </table:table-cell>
          <table:table-cell office:value-type="float" office:value="610.28571428571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office:value-type="float" office:value="8544" calcext:value-type="float">
            <text:p>85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904.2904290429" calcext:value-type="float">
            <text:p>2 904</text:p>
          </table:table-cell>
          <table:table-cell table:style-name="ce5" office:value-type="float" office:value="181.8" calcext:value-type="float">
            <text:p>181,8</text:p>
          </table:table-cell>
          <table:table-cell/>
          <table:table-cell office:value-type="float" office:value="527999.999999999" calcext:value-type="float">
            <text:p>527999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726.45739910314" calcext:value-type="float">
            <text:p>6 726</text:p>
          </table:table-cell>
          <table:table-cell table:style-name="ce5" office:value-type="float" office:value="89.2" calcext:value-type="float">
            <text:p>89,2</text:p>
          </table:table-cell>
          <table:table-cell/>
          <table:table-cell office:value-type="float" office:value="600000" calcext:value-type="float">
            <text:p>6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  <text:p>za námi požadovaných podmínek</text:p>
          </table:table-cell>
          <table:table-cell office:value-type="float" office:value="8108.10810810811" calcext:value-type="float">
            <text:p>8 108</text:p>
          </table:table-cell>
          <table:table-cell table:style-name="ce5" office:value-type="float" office:value="88.8" calcext:value-type="float">
            <text:p>88,8</text:p>
          </table:table-cell>
          <table:table-cell/>
          <table:table-cell office:value-type="float" office:value="720000" calcext:value-type="float">
            <text:p>7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8080.80808080808" calcext:value-type="float">
            <text:p>8 081</text:p>
          </table:table-cell>
          <table:table-cell table:style-name="ce5" office:value-type="float" office:value="89.1" calcext:value-type="float">
            <text:p>89,1</text:p>
          </table:table-cell>
          <table:table-cell/>
          <table:table-cell office:value-type="float" office:value="720000" calcext:value-type="float">
            <text:p>7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 - nožířství</text:p>
          </table:table-cell>
          <table:table-cell office:value-type="float" office:value="28000" calcext:value-type="float">
            <text:p>28 000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20-06-30" calcext:value-type="date">
            <text:p>30.06.2020</text:p>
          </table:table-cell>
          <table:table-cell office:value-type="float" office:value="1176000" calcext:value-type="float">
            <text:p>117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porcelán</text:p>
          </table:table-cell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336728" calcext:value-type="float">
            <text:p>13367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 - zlato, klenoty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2893716" calcext:value-type="float">
            <text:p>2893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 office:value-type="string" calcext:value-type="string">
            <text:p>turistická informační kancelář</text:p>
          </table:table-cell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office:value-type="float" office:value="396000" calcext:value-type="float">
            <text:p>39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282228" calcext:value-type="float">
            <text:p>2822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lustry</text:p>
          </table:table-cell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office:value-type="float" office:value="840000" calcext:value-type="float">
            <text:p>8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 office:value-type="string" calcext:value-type="string">
            <text:p>kanceláře + prostory pro rekvalifikační kurzy</text:p>
          </table:table-cell>
          <table:table-cell office:value-type="float" office:value="2272.97106563162" calcext:value-type="float">
            <text:p>2 273</text:p>
          </table:table-cell>
          <table:table-cell table:style-name="ce5" office:value-type="float" office:value="141.7" calcext:value-type="float">
            <text:p>141,7</text:p>
          </table:table-cell>
          <table:table-cell office:value-type="string" calcext:value-type="string">
            <text:p>neurčitá</text:p>
          </table:table-cell>
          <table:table-cell office:value-type="float" office:value="322080.000000001" calcext:value-type="float">
            <text:p>322080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ubišta Jakub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3.3" calcext:value-type="float">
            <text:p>23,3</text:p>
          </table:table-cell>
          <table:table-cell office:value-type="string" calcext:value-type="string">
            <text:p>neurčitá</text:p>
          </table:table-cell>
          <table:table-cell office:value-type="float" office:value="78288" calcext:value-type="float">
            <text:p>782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office:value-type="float" office:value="93600" calcext:value-type="float">
            <text:p>93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date" office:date-value="2016-02-29" calcext:value-type="date">
            <text:p>29.02.2016</text:p>
          </table:table-cell>
          <table:table-cell office:value-type="float" office:value="108240" calcext:value-type="float">
            <text:p>1082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office:value-type="float" office:value="127800" calcext:value-type="float">
            <text:p>127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office:value-type="float" office:value="252600" calcext:value-type="float">
            <text:p>252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office:value-type="float" office:value="530268" calcext:value-type="float">
            <text:p>5302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office:value-type="float" office:value="180000" calcext:value-type="float">
            <text:p>18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 office:value-type="string" calcext:value-type="string">
            <text:p>oprava oděvů</text:p>
          </table:table-cell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99347.9999999999" calcext:value-type="float">
            <text:p>99347,9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59352" calcext:value-type="float">
            <text:p>593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office:value-type="float" office:value="18947.9999999999" calcext:value-type="float">
            <text:p>18947,9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ughton Lewis Yancy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71.42857142857" calcext:value-type="float">
            <text:p>2 971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office:value-type="float" office:value="312000" calcext:value-type="float">
            <text:p>31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office:value-type="float" office:value="406080" calcext:value-type="float">
            <text:p>4060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office:value-type="float" office:value="192000" calcext:value-type="float">
            <text:p>19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Inowit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876.71232876712" calcext:value-type="float">
            <text:p>2 877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420000" calcext:value-type="float">
            <text:p>4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office:value-type="float" office:value="11052" calcext:value-type="float">
            <text:p>110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 office:value-type="string" calcext:value-type="string">
            <text:p>provoz trafostanice</text:p>
          </table:table-cell>
          <table:table-cell office:value-type="float" office:value="1361.45454545455" calcext:value-type="float">
            <text:p>1 361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82368.0000000003" calcext:value-type="float">
            <text:p>82368,00000000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umístění antény</text:p>
          </table:table-cell>
          <table:table-cell office:value-type="float" office:value="16718" calcext:value-type="float">
            <text:p>16 718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office:value-type="float" office:value="200616" calcext:value-type="float">
            <text:p>2006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od 31.12.2015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3058.82352941176" calcext:value-type="float">
            <text:p>3 059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office:value-type="float" office:value="156000" calcext:value-type="float">
            <text:p>15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 office:value-type="string" calcext:value-type="string">
            <text:p>restaurace, zázemí, dvůr, sklad, sklepy</text:p>
          </table:table-cell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office:value-type="float" office:value="1740000" calcext:value-type="float">
            <text:p>17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105060" calcext:value-type="float">
            <text:p>1050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 office:value-type="string" calcext:value-type="string">
            <text:p>ateliér - příprava žaloby na vyklizení</text:p>
          </table:table-cell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office:value-type="float" office:value="279996" calcext:value-type="float">
            <text:p>2799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er - exekučně vyklizeno dne 30.10.2015,</text:p>
            <text:p>pro další pronájem nutná úprava prostor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479628" calcext:value-type="float">
            <text:p>4796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xalis dessous spol. s r.o.</text:p>
          </table:table-cell>
          <table:table-cell table:style-name="ce2" office:value-type="string" calcext:value-type="string">
            <text:p>prodejna prádla</text:p>
          </table:table-cell>
          <table:table-cell office:value-type="float" office:value="22758.6206896552" calcext:value-type="float">
            <text:p>22 759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1320000" calcext:value-type="float">
            <text:p>13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 obuvi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office:value-type="float" office:value="335520" calcext:value-type="float">
            <text:p>3355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 office:value-type="string" calcext:value-type="string">
            <text:p>prodejna obrazů</text:p>
          </table:table-cell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office:value-type="float" office:value="441600" calcext:value-type="float">
            <text:p>441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 office:value-type="string" calcext:value-type="string">
            <text:p>restaurace vč. zázemí, terasy, skladu</text:p>
          </table:table-cell>
          <table:table-cell office:value-type="float" office:value="3441.17647058823" calcext:value-type="float">
            <text:p>3 441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2340000" calcext:value-type="float">
            <text:p>23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 office:value-type="string" calcext:value-type="string">
            <text:p>výstavní centrum</text:p>
          </table:table-cell>
          <table:table-cell office:value-type="float" office:value="913.705977382876" calcext:value-type="float">
            <text:p>914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office:value-type="float" office:value="565584" calcext:value-type="float">
            <text:p>5655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perátor ICT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485.48" calcext:value-type="float">
            <text:p>1485,4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7130304" calcext:value-type="float">
            <text:p>71303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93804" calcext:value-type="float">
            <text:p>938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pokladna</text:p>
          </table:table-cell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office:value-type="float" office:value="227412" calcext:value-type="float">
            <text:p>2274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 office:value-type="string" calcext:value-type="string">
            <text:p>banka, sklad</text:p>
          </table:table-cell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7765319.99999999" calcext:value-type="float">
            <text:p>7765319,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office:value-type="float" office:value="3595932" calcext:value-type="float">
            <text:p>35959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56552" calcext:value-type="float">
            <text:p>1565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56552" calcext:value-type="float">
            <text:p>1565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, kanceláře</text:p>
          </table:table-cell>
          <table:table-cell office:value-type="float" office:value="5629.36600544535" calcext:value-type="float">
            <text:p>5 629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office:value-type="float" office:value="8683860" calcext:value-type="float">
            <text:p>86838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office:value-type="float" office:value="2372640" calcext:value-type="float">
            <text:p>23726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office:value-type="float" office:value="1644048" calcext:value-type="float">
            <text:p>16440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 ICT Alliance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1794.15441176471" calcext:value-type="float">
            <text:p>1 794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neurčitá</text:p>
          </table:table-cell>
          <table:table-cell office:value-type="float" office:value="976020.000000002" calcext:value-type="float">
            <text:p>976020,0000000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office:value-type="float" office:value="363696" calcext:value-type="float">
            <text:p>3636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office:value-type="float" office:value="249000" calcext:value-type="float">
            <text:p>249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office:value-type="float" office:value="613680" calcext:value-type="float">
            <text:p>6136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office:value-type="float" office:value="162360" calcext:value-type="float">
            <text:p>162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office:value-type="float" office:value="51360" calcext:value-type="float">
            <text:p>51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office:value-type="float" office:value="57780" calcext:value-type="float">
            <text:p>577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office:value-type="float" office:value="116160" calcext:value-type="float">
            <text:p>1161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office:value-type="float" office:value="226800" calcext:value-type="float">
            <text:p>226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lueEn Cze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office:value-type="float" office:value="104760" calcext:value-type="float">
            <text:p>1047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olus, řecká cestovní kancelář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8.3" calcext:value-type="float">
            <text:p>38,3</text:p>
          </table:table-cell>
          <table:table-cell office:value-type="string" calcext:value-type="string">
            <text:p>neurčitá</text:p>
          </table:table-cell>
          <table:table-cell office:value-type="float" office:value="229800" calcext:value-type="float">
            <text:p>229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 office:value-type="string" calcext:value-type="string">
            <text:p>kanceláře (pův.byt - dočasně rekolaudován)</text:p>
          </table:table-cell>
          <table:table-cell office:value-type="float" office:value="3331.11014366565" calcext:value-type="float">
            <text:p>3 331</text:p>
          </table:table-cell>
          <table:table-cell table:style-name="ce5" office:value-type="float" office:value="229.7" calcext:value-type="float">
            <text:p>229,7</text:p>
          </table:table-cell>
          <table:table-cell office:value-type="date" office:date-value="2017-04-30" calcext:value-type="date">
            <text:p>30.04.2017</text:p>
          </table:table-cell>
          <table:table-cell office:value-type="float" office:value="765156" calcext:value-type="float">
            <text:p>7651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2004120" calcext:value-type="float">
            <text:p>20041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office:value-type="float" office:value="57120" calcext:value-type="float">
            <text:p>571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office:value-type="float" office:value="58560" calcext:value-type="float">
            <text:p>585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94.36819687648" calcext:value-type="float">
            <text:p>4 694</text:p>
          </table:table-cell>
          <table:table-cell table:style-name="ce5" office:value-type="float" office:value="211.3" calcext:value-type="float">
            <text:p>211,3</text:p>
          </table:table-cell>
          <table:table-cell office:value-type="string" calcext:value-type="string">
            <text:p>neurčitá</text:p>
          </table:table-cell>
          <table:table-cell office:value-type="float" office:value="991920" calcext:value-type="float">
            <text:p>9919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office:value-type="float" office:value="547200" calcext:value-type="float">
            <text:p>547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ödl &amp; Partner Vorlíčková Tax,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262800" calcext:value-type="float">
            <text:p>262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omanova Natali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office:value-type="float" office:value="78000" calcext:value-type="float">
            <text:p>78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5353.84615384615" calcext:value-type="float">
            <text:p>5 354</text:p>
          </table:table-cell>
          <table:table-cell table:style-name="ce5" office:value-type="float" office:value="130" calcext:value-type="float">
            <text:p>130</text:p>
          </table:table-cell>
          <table:table-cell/>
          <table:table-cell office:value-type="float" office:value="695999.999999999" calcext:value-type="float">
            <text:p>695999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25.2" calcext:value-type="float">
            <text:p>25,2</text:p>
          </table:table-cell>
          <table:table-cell/>
          <table:table-cell office:value-type="float" office:value="151200" calcext:value-type="float">
            <text:p>151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40.3" calcext:value-type="float">
            <text:p>40,3</text:p>
          </table:table-cell>
          <table:table-cell/>
          <table:table-cell office:value-type="float" office:value="241800" calcext:value-type="float">
            <text:p>241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 office:value-type="string" calcext:value-type="string">
            <text:p>zákaznické centrum, kanceláře, sklad</text:p>
          </table:table-cell>
          <table:table-cell office:value-type="float" office:value="410.992234685073" calcext:value-type="float">
            <text:p>411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office:value-type="float" office:value="476340" calcext:value-type="float">
            <text:p>4763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47673.75" calcext:value-type="float">
            <text:p>47 674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457668" calcext:value-type="float">
            <text:p>4576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R - Cars s. r. o.</text:p>
          </table:table-cell>
          <table:table-cell table:style-name="ce2" office:value-type="string" calcext:value-type="string">
            <text:p>prodejna s hodinkami</text:p>
          </table:table-cell>
          <table:table-cell office:value-type="float" office:value="34912.5517241379" calcext:value-type="float">
            <text:p>34 913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eurčitá</text:p>
          </table:table-cell>
          <table:table-cell office:value-type="float" office:value="506232" calcext:value-type="float">
            <text:p>5062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ALAMAKI s. r. o.</text:p>
          </table:table-cell>
          <table:table-cell table:style-name="ce2" office:value-type="string" calcext:value-type="string">
            <text:p>prodejna telekomunikačních produktů </text:p>
          </table:table-cell>
          <table:table-cell office:value-type="float" office:value="115221.818181818" calcext:value-type="float">
            <text:p>115 222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office:value-type="float" office:value="506975.999999999" calcext:value-type="float">
            <text:p>506975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 - bižutérie</text:p>
          </table:table-cell>
          <table:table-cell office:value-type="float" office:value="43500.5405405405" calcext:value-type="float">
            <text:p>43 501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office:value-type="float" office:value="482856" calcext:value-type="float">
            <text:p>4828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 - šperky, dárky, kameny</text:p>
          </table:table-cell>
          <table:table-cell office:value-type="float" office:value="41924.6017699115" calcext:value-type="float">
            <text:p>41 925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office:value-type="float" office:value="473748" calcext:value-type="float">
            <text:p>4737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an - oděvy</text:p>
          </table:table-cell>
          <table:table-cell office:value-type="float" office:value="17962.7142857143" calcext:value-type="float">
            <text:p>17 963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office:value-type="float" office:value="502956" calcext:value-type="float">
            <text:p>5029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SCULAP Praha s. r. o.</text:p>
          </table:table-cell>
          <table:table-cell table:style-name="ce2" office:value-type="string" calcext:value-type="string">
            <text:p>kadeřnictví, kosmetika, masáže, sklad</text:p>
          </table:table-cell>
          <table:table-cell office:value-type="float" office:value="1769.95488721805" calcext:value-type="float">
            <text:p>1 770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470808.000000001" calcext:value-type="float">
            <text:p>470808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 office:value-type="string" calcext:value-type="string">
            <text:p>kanceláře včetně zázemí</text:p>
          </table:table-cell>
          <table:table-cell office:value-type="float" office:value="10009.2" calcext:value-type="float">
            <text:p>10 009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office:value-type="float" office:value="500460" calcext:value-type="float">
            <text:p>5004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/>
          <table:table-cell table:style-name="ce5" office:value-type="float" office:value="124.4" calcext:value-type="float">
            <text:p>124,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 office:value-type="string" calcext:value-type="string">
            <text:p>prodejna - obuv</text:p>
          </table:table-cell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office:value-type="float" office:value="575520" calcext:value-type="float">
            <text:p>5755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 office:value-type="string" calcext:value-type="string">
            <text:p>prodejna - second hand</text:p>
          </table:table-cell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office:value-type="float" office:value="505236.000000002" calcext:value-type="float">
            <text:p>505236,0000000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 office:value-type="string" calcext:value-type="string">
            <text:p>prodejna - dámská konfekce</text:p>
          </table:table-cell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office:value-type="float" office:value="469463.999999999" calcext:value-type="float">
            <text:p>469463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 - kabelky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office:value-type="float" office:value="233316" calcext:value-type="float">
            <text:p>2333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 vč, skladu</text:p>
          </table:table-cell>
          <table:table-cell table:style-name="ce2" office:value-type="string" calcext:value-type="string">
            <text:p>prodejna - potraviny</text:p>
          </table:table-cell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office:value-type="float" office:value="835872.000000001" calcext:value-type="float">
            <text:p>835872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 office:value-type="string" calcext:value-type="string">
            <text:p>prodejna - zlatnictví, hodinářství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office:value-type="float" office:value="417600" calcext:value-type="float">
            <text:p>417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 office:value-type="string" calcext:value-type="string">
            <text:p>prodejna - dětské oblečení</text:p>
          </table:table-cell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office:value-type="float" office:value="433200" calcext:value-type="float">
            <text:p>433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gastro provoz - bistro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office:value-type="float" office:value="551880" calcext:value-type="float">
            <text:p>5518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 office:value-type="string" calcext:value-type="string">
            <text:p>kanceláře, sklad </text:p>
          </table:table-cell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date" office:date-value="2016-03-31" calcext:value-type="date">
            <text:p>31.03.2016</text:p>
          </table:table-cell>
          <table:table-cell office:value-type="float" office:value="16200" calcext:value-type="float">
            <text:p>16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 office:value-type="string" calcext:value-type="string">
            <text:p>kancelář (polosuterén)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73920" calcext:value-type="float">
            <text:p>739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office:value-type="float" office:value="80760" calcext:value-type="float">
            <text:p>807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office:value-type="float" office:value="576000" calcext:value-type="float">
            <text:p>57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office:value-type="float" office:value="67200" calcext:value-type="float">
            <text:p>67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zubní ordinace + laboratoř, totálně vybydlené, nutná zásadní rekonstrukce</text:p>
          </table:table-cell>
          <table:table-cell/>
          <table:table-cell table:style-name="ce5"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šicí dílna, totálně vybydlené, nutná zásadní rekonstrukce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 vč. zázemí a skladu v sut.</text:p>
          </table:table-cell>
          <table:table-cell office:value-type="float" office:value="26564.8854961832" calcext:value-type="float">
            <text:p>26 565</text:p>
          </table:table-cell>
          <table:table-cell table:style-name="ce5" office:value-type="float" office:value="131" calcext:value-type="float">
            <text:p>131</text:p>
          </table:table-cell>
          <table:table-cell office:value-type="string" calcext:value-type="string">
            <text:p>neurčitá</text:p>
          </table:table-cell>
          <table:table-cell office:value-type="float" office:value="3480000" calcext:value-type="float">
            <text:p>34800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 <text:span text:style-name="T1">prodejna</text:span><text:span text:style-name="T2">            </text:span></text:p>
          </table:table-cell>
          <table:table-cell table:style-name="ce2" office:value-type="string" calcext:value-type="string">
            <text:p>Prodejna vč. zázemí a kanceláře</text:p>
          </table:table-cell>
          <table:table-cell office:value-type="float" office:value="31215.7271095153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1738716" calcext:value-type="float">
            <text:p>1738716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1">průchod  </text:span><text:span text:style-name="T2">         </text:span></text:p>
          </table:table-cell>
          <table:table-cell table:style-name="ce2" office:value-type="string" calcext:value-type="string">
            <text:p>Směnárna - mobilní buňk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 office:value-type="float" office:value="144000" calcext:value-type="float">
            <text:p>1440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 office:value-type="string" calcext:value-type="string">
            <text:p>Kanceláře </text:p>
          </table:table-cell>
          <table:table-cell office:value-type="float" office:value="5011.33858267717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 office:value-type="float" office:value="381864" calcext:value-type="float">
            <text:p>381864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067.2620050547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 office:value-type="float" office:value="482784" calcext:value-type="float">
            <text:p>482784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520.13978296855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 office:value-type="float" office:value="2457600" calcext:value-type="float">
            <text:p>24576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office:value-type="float" office:value="307056" calcext:value-type="float">
            <text:p>307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gentura theBESTtranslat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office:value-type="float" office:value="74160" calcext:value-type="float">
            <text:p>741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RNEST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office:value-type="float" office:value="78312" calcext:value-type="float">
            <text:p>783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 office:value-type="string" calcext:value-type="string">
            <text:p>kanceláře vč. chodby a zázemí</text:p>
          </table:table-cell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office:value-type="float" office:value="300516" calcext:value-type="float">
            <text:p>300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PEAN LEASE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office:value-type="float" office:value="146952" calcext:value-type="float">
            <text:p>1469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office:value-type="float" office:value="61632" calcext:value-type="float">
            <text:p>61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 office:value-type="string" calcext:value-type="string">
            <text:p>kanceláře a skladové prostory</text:p>
          </table:table-cell>
          <table:table-cell office:value-type="float" office:value="2537.14285714286" calcext:value-type="float">
            <text:p>2 537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office:value-type="float" office:value="168720" calcext:value-type="float">
            <text:p>1687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office:value-type="float" office:value="72576" calcext:value-type="float">
            <text:p>725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office:value-type="float" office:value="49824" calcext:value-type="float">
            <text:p>498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VZ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eurčitá</text:p>
          </table:table-cell>
          <table:table-cell office:value-type="float" office:value="49296" calcext:value-type="float">
            <text:p>492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office:value-type="float" office:value="136884" calcext:value-type="float">
            <text:p>1368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office:value-type="float" office:value="303372" calcext:value-type="float">
            <text:p>303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 office:value-type="string" calcext:value-type="string">
            <text:p>kanceláře, chodby, zázemí</text:p>
          </table:table-cell>
          <table:table-cell office:value-type="float" office:value="2797.35730531788" calcext:value-type="float">
            <text:p>2 797</text:p>
          </table:table-cell>
          <table:table-cell table:style-name="ce5" office:value-type="float" office:value="276.99" calcext:value-type="float">
            <text:p>276,99</text:p>
          </table:table-cell>
          <table:table-cell office:value-type="string" calcext:value-type="string">
            <text:p>neurčitá</text:p>
          </table:table-cell>
          <table:table-cell office:value-type="float" office:value="774840" calcext:value-type="float">
            <text:p>7748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office:value-type="float" office:value="111276" calcext:value-type="float">
            <text:p>1112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office:value-type="float" office:value="100752" calcext:value-type="float">
            <text:p>1007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g. Karina Uhlíková, CSc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480.26607538803" calcext:value-type="float">
            <text:p>3 480</text:p>
          </table:table-cell>
          <table:table-cell table:style-name="ce5" office:value-type="float" office:value="22.55" calcext:value-type="float">
            <text:p>22,55</text:p>
          </table:table-cell>
          <table:table-cell office:value-type="string" calcext:value-type="string">
            <text:p>neurčitá</text:p>
          </table:table-cell>
          <table:table-cell office:value-type="float" office:value="78480.0000000001" calcext:value-type="float">
            <text:p>78480,0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170208" calcext:value-type="float">
            <text:p>1702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office:value-type="float" office:value="72288" calcext:value-type="float">
            <text:p>722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office:value-type="float" office:value="168408" calcext:value-type="float">
            <text:p>1684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office:value-type="float" office:value="53820" calcext:value-type="float">
            <text:p>538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office:value-type="float" office:value="64272.0000000001" calcext:value-type="float">
            <text:p>64272,0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office:value-type="float" office:value="140400" calcext:value-type="float">
            <text:p>1404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Jana Vyhna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1" calcext:value-type="float">
            <text:p>17,1</text:p>
          </table:table-cell>
          <table:table-cell office:value-type="string" calcext:value-type="string">
            <text:p>neurčitá</text:p>
          </table:table-cell>
          <table:table-cell office:value-type="float" office:value="53352" calcext:value-type="float">
            <text:p>533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office:value-type="float" office:value="48360" calcext:value-type="float">
            <text:p>48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B WIDE TRADING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8.05" calcext:value-type="float">
            <text:p>38,05</text:p>
          </table:table-cell>
          <table:table-cell office:value-type="string" calcext:value-type="string">
            <text:p>neurčitá</text:p>
          </table:table-cell>
          <table:table-cell office:value-type="float" office:value="118716" calcext:value-type="float">
            <text:p>118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kční a účetn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.6" calcext:value-type="float">
            <text:p>22,6</text:p>
          </table:table-cell>
          <table:table-cell office:value-type="string" calcext:value-type="string">
            <text:p>neurčitá</text:p>
          </table:table-cell>
          <table:table-cell office:value-type="float" office:value="65088" calcext:value-type="float">
            <text:p>650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onika Ťap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63360" calcext:value-type="float">
            <text:p>63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office:value-type="float" office:value="59328" calcext:value-type="float">
            <text:p>593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office:value-type="float" office:value="189360" calcext:value-type="float">
            <text:p>189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office:value-type="float" office:value="63900" calcext:value-type="float">
            <text:p>639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office:value-type="float" office:value="69984" calcext:value-type="float">
            <text:p>699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office:value-type="float" office:value="282540" calcext:value-type="float">
            <text:p>2825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teriérové dveře Brno s.r.o.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office:value-type="float" office:value="536400" calcext:value-type="float">
            <text:p>5364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office:value-type="float" office:value="144576" calcext:value-type="float">
            <text:p>1445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 office:value-type="string" calcext:value-type="string">
            <text:p>pivní bar, vč. dvorku a skladů</text:p>
          </table:table-cell>
          <table:table-cell office:value-type="float" office:value="1641.4686825054" calcext:value-type="float">
            <text:p>1 641</text:p>
          </table:table-cell>
          <table:table-cell table:style-name="ce5" office:value-type="float" office:value="277.8" calcext:value-type="float">
            <text:p>277,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456000" calcext:value-type="float">
            <text:p>45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26400" calcext:value-type="float">
            <text:p>264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office:value-type="float" office:value="8880" calcext:value-type="float">
            <text:p>88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2832.98969072165" calcext:value-type="float">
            <text:p>2 833</text:p>
          </table:table-cell>
          <table:table-cell table:style-name="ce5" office:value-type="float" office:value="19.4" calcext:value-type="float">
            <text:p>19,4</text:p>
          </table:table-cell>
          <table:table-cell/>
          <table:table-cell office:value-type="float" office:value="54960" calcext:value-type="float">
            <text:p>549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4.9" calcext:value-type="float">
            <text:p>24,9</text:p>
          </table:table-cell>
          <table:table-cell/>
          <table:table-cell office:value-type="float" office:value="77688" calcext:value-type="float">
            <text:p>776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3.5" calcext:value-type="float">
            <text:p>23,5</text:p>
          </table:table-cell>
          <table:table-cell/>
          <table:table-cell office:value-type="float" office:value="73320" calcext:value-type="float">
            <text:p>733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/>
          <table:table-cell office:value-type="float" office:value="468300" calcext:value-type="float">
            <text:p>468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office:value-type="float" office:value="26700" calcext:value-type="float">
            <text:p>267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office:value-type="float" office:value="53472.7128" calcext:value-type="float">
            <text:p>53472,71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office:value-type="float" office:value="57288" calcext:value-type="float">
            <text:p>572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office:value-type="float" office:value="62544" calcext:value-type="float">
            <text:p>625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office:value-type="float" office:value="44319" calcext:value-type="float">
            <text:p>4431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office:value-type="float" office:value="54799.5" calcext:value-type="float">
            <text:p>54799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office:value-type="float" office:value="112253.04" calcext:value-type="float">
            <text:p>112253,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office:value-type="float" office:value="49242.438" calcext:value-type="float">
            <text:p>49242,4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office:value-type="float" office:value="49410" calcext:value-type="float">
            <text:p>494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65010" calcext:value-type="float">
            <text:p>650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office:value-type="float" office:value="56906.691" calcext:value-type="float">
            <text:p>56906,6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office:value-type="float" office:value="55296.351" calcext:value-type="float">
            <text:p>55296,3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office:value-type="float" office:value="59528.168" calcext:value-type="float">
            <text:p>59528,1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90334.35" calcext:value-type="float">
            <text:p>90334,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office:value-type="float" office:value="70922.4" calcext:value-type="float">
            <text:p>70922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office:value-type="float" office:value="55759.68" calcext:value-type="float">
            <text:p>55759,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office:value-type="float" office:value="51867.496" calcext:value-type="float">
            <text:p>51867,4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office:value-type="float" office:value="61955.2" calcext:value-type="float">
            <text:p>61955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office:value-type="float" office:value="7800" calcext:value-type="float">
            <text:p>7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office:value-type="float" office:value="48467.164" calcext:value-type="float">
            <text:p>48467,1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office:value-type="float" office:value="27365.4" calcext:value-type="float">
            <text:p>27365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office:value-type="float" office:value="10528.308" calcext:value-type="float">
            <text:p>10528,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27768.4" calcext:value-type="float">
            <text:p>27768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office:value-type="float" office:value="46320.64" calcext:value-type="float">
            <text:p>46320,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office:value-type="float" office:value="221891.18" calcext:value-type="float">
            <text:p>221891,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office:value-type="float" office:value="61920" calcext:value-type="float">
            <text:p>61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office:value-type="float" office:value="297828" calcext:value-type="float">
            <text:p>2978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office:value-type="float" office:value="42518.7" calcext:value-type="float">
            <text:p>42518,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office:value-type="float" office:value="119474.693" calcext:value-type="float">
            <text:p>119474,6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office:value-type="float" office:value="129004.381" calcext:value-type="float">
            <text:p>129004,3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office:value-type="float" office:value="257643.96" calcext:value-type="float">
            <text:p>257643,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office:value-type="float" office:value="6720" calcext:value-type="float">
            <text:p>67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office:value-type="float" office:value="8960" calcext:value-type="float">
            <text:p>8960</text:p>
          </table:table-cell>
          <table:table-cell table:number-columns-repeated="1010"/>
        </table:table-row>
        <table:table-row table:style-name="ro2" table:number-rows-repeated="10473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6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6"/>
      </table:named-expressions>
      <table:database-ranges>
        <table:database-range table:name="__Anonymous_Sheet_DB__0" table:target-range-address="Nebytové_prostory_2014_10_02_Bá.A1:Nebytové_prostory_2014_10_02_Bá.P12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Kč</number:text>
    </number:number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Kč</number:text>
    </number:number-style>
    <number:number-style style:name="N112P0" style:volatile="true">
      <number:number number:decimal-places="2" number:min-integer-digits="1" number:grouping="true"/>
      <number:text> Kč</number:text>
    </number:number-style>
    <number:number-style style:name="N112">
      <number:text>-</number:text>
      <number:number number: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2" style:volatile="true">
      <loext:fill-character> </loext:fill-character>
      <number:text>-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2" style:volatile="true">
      <loext:fill-character> </loext:fill-character>
      <number:text>- Kč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P0" style:volatile="true">
      <number:number number:decimal-places="2" number:min-integer-digits="1"/>
    </number:number-style>
    <number:number-style style:name="N134">
      <style:text-properties fo:color="#ff0000"/>
      <number:number number:decimal-places="2" number:min-integer-digits="1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number number:decimal-places="2" number:min-integer-digits="1" number:grouping="true"/>
      <style:map style:condition="value()&gt;=0" style:apply-style-name="N135P0"/>
    </number:number-style>
    <number:date-style style:name="N136">
      <number:day/>
      <number:text>.</number:text>
      <number:month/>
    </number:date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">
      <number:text>-</number:text>
      <number:number number: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number-style style:name="N145">
      <number:number number:decimal-places="1" number:min-integer-digits="1" number:grouping="true"/>
    </number:number-style>
    <number:number-style style:name="N146">
      <number:number number:decimal-places="0" number:min-integer-digits="1" number:grouping="true"/>
      <number:text>     </number:text>
    </number:number-style>
    <number:currency-style style:name="N148P0" style:volatile="true">
      <number:currency-symbol number:language="cs" number:country="CZ">¥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48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48P0"/>
    </number:currency-style>
    <number:date-style style:name="N149">
      <number:month number:textual="true"/>
      <number:text>.</number:text>
      <number:year number:style="long"/>
    </number:date-style>
    <number:currency-style style:name="N151P0" style:volatile="true"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51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51P0"/>
    </number:currency-style>
    <number:number-style style:name="N152">
      <number:scientific-number number:decimal-places="1" number:min-integer-digits="1" number:min-exponent-digits="1"/>
    </number:number-style>
    <number:number-style style:name="N153">
      <number:number number:decimal-places="2" number:min-integer-digits="1" number:grouping="true"/>
      <number:text>     </number:text>
    </number:number-style>
    <style:style style:name="Default" style:family="table-cell">
      <style:table-cell-properties fo:padding="0.071c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.00.0000</text:date>, <text:time style:data-style-name="N2" text:time-value="16:41:32.98297179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1T16:55:21.278444160</dc:date>
    <meta:generator>LibreOffice/4.2.8.2$Linux_X86_64 LibreOffice_project/420m0$Build-2</meta:generator>
    <meta:editing-duration>PT13H23M35S</meta:editing-duration>
    <meta:editing-cycles>11</meta:editing-cycles>
    <meta:document-statistic meta:table-count="1" meta:cell-count="17667" meta:object-count="0"/>
  </office:meta>
</office:document-meta>
</file>